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100000201000000D1732381B8DCA358D2.png" manifest:media-type="image/png"/>
  <manifest:file-entry manifest:full-path="Pictures/1000812300002411000017F7678BC20AFE72A5E4.svg" manifest:media-type="image/svg+xml"/>
  <manifest:file-entry manifest:full-path="Pictures/10000001000001550000018F7534E10D7C1B3E86.png" manifest:media-type="image/png"/>
  <manifest:file-entry manifest:full-path="Pictures/100000010000009300000044CEC23F3B41E9E9AE.png" manifest:media-type="image/png"/>
  <manifest:file-entry manifest:full-path="Pictures/10003B7200000F380000070D1CCF372F418C21B1.svg" manifest:media-type="image/svg+xml"/>
  <manifest:file-entry manifest:full-path="Pictures/100056210000230D0000292AFC8358230BF0D625.svg" manifest:media-type="image/svg+xml"/>
  <manifest:file-entry manifest:full-path="Pictures/100066E50000234600002946861B67F3F68C3E3D.svg" manifest:media-type="image/svg+xml"/>
  <manifest:file-entry manifest:full-path="Pictures/10000001000005F0000009880D3AF93A9939B1D7.png" manifest:media-type="image/png"/>
  <manifest:file-entry manifest:full-path="Pictures/10003E7800000F380000070D3D2EED5B04EAE40B.svg" manifest:media-type="image/svg+xml"/>
  <manifest:file-entry manifest:full-path="Pictures/100000010000015D000000E82DE505DEABB30B13.png" manifest:media-type="image/png"/>
  <manifest:file-entry manifest:full-path="Pictures/10000001000001530000018EDE4E342DBBB7C551.png" manifest:media-type="image/png"/>
  <manifest:file-entry manifest:full-path="Pictures/1000000100000093000000449CA4C77A0DF9CAD5.png" manifest:media-type="image/png"/>
  <manifest:file-entry manifest:full-path="Pictures/10000001000001C700000084F67E582207EFDE81.png" manifest:media-type="image/png"/>
  <manifest:file-entry manifest:full-path="Pictures/1000D169000032A20000224601016A48F458D922.svg" manifest:media-type="image/svg+xml"/>
  <manifest:file-entry manifest:full-path="Pictures/10000001000001EA0000014CE7BEA72D8925B728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rlito" svg:font-family="Carlito" style:font-family-generic="roman" style:font-pitch="variable"/>
    <style:font-face style:name="Carlito1" svg:font-family="Carlito" style:font-adornments="Bold" style:font-family-generic="swiss" style:font-pitch="variable"/>
    <style:font-face style:name="Carlito2" svg:font-family="Carlito" style:font-adornments="Regular" style:font-family-generic="swiss" style:font-pitch="variable"/>
    <style:font-face style:name="Carlito3" svg:font-family="Carlito" style:font-pitch="variable"/>
    <style:font-face style:name="Carlito4" svg:font-family="Carlito" style:font-adornments="Regular" style:font-pitch="variable"/>
    <style:font-face style:name="Carlito5" svg:font-family="Carlito" style:font-family-generic="swiss" style:font-pitch="variable"/>
    <style:font-face style:name="Carlito:liga=0" svg:font-family="Carlito:liga=0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Karla" svg:font-family="Karla" style:font-pitch="variable"/>
    <style:font-face style:name="Karla1" svg:font-family="Karl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方正宋体" svg:font-family="方正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draw:fill-image-width="0cm" draw:fill-image-height="0cm" style:repeat="stretch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Author">
      <style:graphic-properties draw:textarea-vertical-align="top" draw:auto-grow-height="true" draw:auto-grow-width="false" fo:max-height="0cm" fo:min-height="3.09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68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19cm"/>
      <style:paragraph-properties style:writing-mode="lr-tb"/>
    </style:style>
    <style:style style:name="pr1" style:family="presentation" style:parent-style-name="First_5f_Purple-title" style:list-style-name="L2">
      <style:graphic-properties draw:textarea-vertical-align="top" draw:auto-grow-height="true" fo:min-height="3.971cm"/>
      <style:paragraph-properties style:writing-mode="lr-tb"/>
    </style:style>
    <style:style style:name="pr2" style:family="presentation" style:parent-style-name="First_5f_Purp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Content_5f_sidebar_5f_White-no-subline-title">
      <style:graphic-properties draw:auto-grow-height="true" fo:min-height="2.526cm"/>
      <style:paragraph-properties style:writing-mode="lr-tb"/>
    </style:style>
    <style:style style:name="pr4" style:family="presentation" style:parent-style-name="Content_5f_sidebar_5f_White-no-subline-outline1">
      <style:graphic-properties fo:min-height="10.556cm"/>
      <style:paragraph-properties style:writing-mode="lr-tb"/>
    </style:style>
    <style:style style:name="pr5" style:family="presentation" style:parent-style-name="Content_5f_sidebar_5f_White-no-sublin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Content_5f_sidebar_5f_purple-title">
      <style:graphic-properties draw:auto-grow-height="true" fo:min-height="2.222cm"/>
      <style:paragraph-properties style:writing-mode="lr-tb"/>
    </style:style>
    <style:style style:name="pr7" style:family="presentation" style:parent-style-name="Content_5f_sidebar_5f_purple-outline1">
      <style:graphic-properties fo:min-height="11.071cm"/>
      <style:paragraph-properties style:writing-mode="lr-tb"/>
    </style:style>
    <style:style style:name="pr8" style:family="presentation" style:parent-style-name="Content_5f_sidebar_5f_purple-outline1">
      <style:graphic-properties fo:min-height="5.15cm"/>
      <style:paragraph-properties style:writing-mode="lr-tb"/>
    </style:style>
    <style:style style:name="pr9" style:family="presentation" style:parent-style-name="Content_5f_sidebar_5f_purpl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Content_5f_sidebar_5f_White-no-subline-title">
      <style:graphic-properties draw:textarea-vertical-align="middle" draw:auto-grow-height="true" fo:min-height="2.222cm"/>
      <style:paragraph-properties style:writing-mode="lr-tb"/>
    </style:style>
    <style:style style:name="pr11" style:family="presentation" style:parent-style-name="Topic_5f_Separator_5f_Purple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Ending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1cm" fo:margin-right="0cm" fo:text-align="start" fo:text-indent="0cm"/>
    </style:style>
    <style:style style:name="P2" style:family="paragraph">
      <style:paragraph-properties fo:margin-left="1cm" fo:margin-right="0cm" fo:margin-top="0cm" fo:margin-bottom="0cm" fo:line-height="100%" fo:text-align="start" fo:text-indent="0cm"/>
      <style:text-properties fo:hyphenate="false" loext:hyphenation-no-caps="false"/>
    </style:style>
    <style:style style:name="P3" style:family="paragraph">
      <style:paragraph-properties fo:margin-left="1cm" fo:margin-right="0cm" fo:text-align="start" fo:text-indent="0cm" style:writing-mode="lr-tb"/>
      <style:text-properties fo:font-size="35pt"/>
    </style:style>
    <style:style style:name="P4" style:family="paragraph">
      <style:paragraph-properties fo:margin-left="0cm" fo:margin-right="0cm" fo:line-height="125%" fo:text-align="start" fo:text-indent="0cm"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8.1000003814697pt"/>
    </style:style>
    <style:style style:name="P10" style:family="paragraph">
      <style:paragraph-properties fo:margin-left="1cm" fo:margin-right="0cm" fo:text-indent="0cm"/>
    </style:style>
    <style:style style:name="P11" style:family="paragraph">
      <style:paragraph-properties fo:margin-left="1cm" fo:margin-right="0cm" fo:text-indent="0cm" style:writing-mode="lr-tb"/>
    </style:style>
    <style:style style:name="P12" style:family="paragraph">
      <loext:graphic-properties draw:fill-color="#ffffff"/>
      <style:paragraph-properties style:writing-mode="lr-tb"/>
      <style:text-properties fo:font-size="21.2999992370605pt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ffffff" loext:opacity="100%" fo:font-size="38pt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5c2983" loext:opacity="100%" fo:font-size="40pt" fo:font-weight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5c2983" loext:opacity="100%" fo:font-size="30pt" fo:font-style="italic" fo:font-weight="normal" style:font-style-asian="italic" style:font-style-complex="italic"/>
    </style:style>
    <style:style style:name="P18" style:family="paragraph">
      <style:paragraph-properties fo:margin-top="0cm" fo:margin-bottom="0cm" fo:text-align="center"/>
    </style:style>
    <style:style style:name="P19" style:family="paragraph">
      <loext:graphic-properties draw:fill="none" draw:fill-color="#ffffff"/>
      <style:paragraph-properties fo:margin-top="0cm" fo:margin-bottom="0cm" fo:text-align="center" style:writing-mode="lr-tb"/>
      <style:text-properties fo:color="#5c2983" loext:opacity="100%" fo:font-size="18pt" fo:font-weight="bold"/>
    </style:style>
    <style:style style:name="T1" style:family="text">
      <style:text-properties fo:font-size="35pt"/>
    </style:style>
    <style:style style:name="T2" style:family="text">
      <style:text-properties fo:color="#ffffff" loext:opacity="100%" style:font-name="Carlito5" fo:font-size="22pt" style:font-size-asian="22pt" style:font-size-complex="2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1.2999992370605pt"/>
    </style:style>
    <style:style style:name="T6" style:family="text">
      <style:text-properties fo:color="#ffffff" loext:opacity="100%" fo:font-size="38pt" fo:font-weight="bold" style:font-weight-asian="bold" style:font-weight-complex="bold"/>
    </style:style>
    <style:style style:name="T7" style:family="text">
      <style:text-properties fo:color="#5c2983" loext:opacity="100%" fo:font-size="40pt" fo:font-weight="bold"/>
    </style:style>
    <style:style style:name="T8" style:family="text">
      <style:text-properties fo:color="#5c2983" loext:opacity="100%" fo:font-size="30pt" fo:font-style="italic" fo:font-weight="normal" style:font-style-asian="italic" style:font-style-complex="italic"/>
    </style:style>
    <style:style style:name="T9" style:family="text">
      <style:text-properties fo:color="#5c2983" loext:opacity="100%" fo:font-size="18pt" fo:font-weight="bold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○">
        <style:list-level-properties text:space-before="0.305cm" text:min-label-width="0.889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499cm" text:min-label-width="0.88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794cm" text:min-label-width="0.787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4.191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05cm" text:min-label-width="0.61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5c2983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5c298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5c2983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5c2983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5c298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5c298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5c298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5c298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5c298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5c2983" fo:font-size="45%"/>
      </text:list-level-style-bullet>
    </text:list-style>
    <text:list-style style:name="L4">
      <text:list-level-style-number text:level="1" style:num-format="">
        <style:list-level-properties/>
        <style:text-properties fo:color="#5c2983" fo:font-size="45%"/>
      </text:list-level-style-number>
      <text:list-level-style-bullet text:level="2" text:bullet-char="●">
        <style:list-level-properties text:space-before="0.305cm" text:min-label-width="0.889cm"/>
        <style:text-properties fo:font-family="StarSymbol" style:font-charset="x-symbol" fo:color="#5c2983" fo:font-size="45%"/>
      </text:list-level-style-bullet>
      <text:list-level-style-bullet text:level="3" text:bullet-char="●">
        <style:list-level-properties text:space-before="1.499cm" text:min-label-width="0.889cm"/>
        <style:text-properties fo:font-family="StarSymbol" style:font-charset="x-symbol" fo:color="#5c2983" fo:font-size="45%"/>
      </text:list-level-style-bullet>
      <text:list-level-style-bullet text:level="4" text:bullet-char="●">
        <style:list-level-properties text:space-before="2.794cm" text:min-label-width="0.787cm"/>
        <style:text-properties fo:font-family="StarSymbol" style:font-charset="x-symbol" fo:color="#5c2983" fo:font-size="45%"/>
      </text:list-level-style-bullet>
      <text:list-level-style-bullet text:level="5" text:bullet-char="●">
        <style:list-level-properties text:space-before="4.191cm" text:min-label-width="0.61cm"/>
        <style:text-properties fo:font-family="StarSymbol" style:font-charset="x-symbol" fo:color="#5c2983" fo:font-size="45%"/>
      </text:list-level-style-bullet>
      <text:list-level-style-bullet text:level="6" text:bullet-char="●">
        <style:list-level-properties text:space-before="6.6cm" text:min-label-width="0.61cm"/>
        <style:text-properties fo:font-family="StarSymbol" style:font-charset="x-symbol" fo:color="#5c2983" fo:font-size="45%"/>
      </text:list-level-style-bullet>
      <text:list-level-style-bullet text:level="7" text:bullet-char="●">
        <style:list-level-properties text:space-before="7.8cm" text:min-label-width="0.61cm"/>
        <style:text-properties fo:font-family="StarSymbol" style:font-charset="x-symbol" fo:color="#5c2983" fo:font-size="45%"/>
      </text:list-level-style-bullet>
      <text:list-level-style-bullet text:level="8" text:bullet-char="●">
        <style:list-level-properties text:space-before="9cm" text:min-label-width="0.61cm"/>
        <style:text-properties fo:font-family="StarSymbol" style:font-charset="x-symbol" fo:color="#5c2983" fo:font-size="45%"/>
      </text:list-level-style-bullet>
      <text:list-level-style-bullet text:level="9" text:bullet-char="●">
        <style:list-level-properties text:space-before="10.2cm" text:min-label-width="0.61cm"/>
        <style:text-properties fo:font-family="StarSymbol" style:font-charset="x-symbol" fo:color="#5c2983" fo:font-size="45%"/>
      </text:list-level-style-bullet>
      <text:list-level-style-bullet text:level="10" text:bullet-char="●">
        <style:list-level-properties text:space-before="11.405cm" text:min-label-width="0.61cm"/>
        <style:text-properties fo:font-family="StarSymbol" style:font-charset="x-symbol" fo:color="#5c2983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My Great Presentation</presentation:footer-decl>
      <presentation:date-time-decl presentation:name="dtd1" presentation:source="fixed">Date</presentation:date-time-decl>
      <presentation:date-time-decl presentation:name="dtd2" presentation:source="current-date" style:data-style-name="D3"/>
      <draw:page draw:name="page1" draw:style-name="dp1" draw:master-page-name="First_5f_Purple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12.489cm" svg:height="3.346cm" svg:x="0cm" svg:y="6.202cm">
          <draw:text-box>
            <text:p text:style-name="P1"><text:span text:style-name="T1">Your Name</text:span></text:p>
            <text:p text:style-name="P2"><text:span text:style-name="T2">Job title</text:span></text:p>
            <text:p text:style-name="P2"><text:span text:style-name="T3">name@collabora.com</text:span></text:p>
          </draw:text-box>
        </draw:frame>
        <draw:frame presentation:style-name="pr1" draw:text-style-name="P4" draw:layer="layout" svg:width="19.419cm" svg:height="4.971cm" svg:x="0cm" svg:y="0cm" presentation:class="title" presentation:user-transformed="true">
          <draw:text-box>
            <text:p text:style-name="P4">Title of your COOL<text:line-break/>Presentation</text:p>
          </draw:text-box>
        </draw:frame>
        <presentation:notes draw:style-name="dp2" presentation:use-date-time-name="dtd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ontent_5f_sidebar_5f_White-no-subline" presentation:presentation-page-layout-name="AL2T3" presentation:use-footer-name="ftr1" presentation:use-date-time-name="dtd1">
        <office:forms form:automatic-focus="false" form:apply-design-mode="false"/>
        <draw:frame presentation:style-name="pr3" draw:text-style-name="P7" draw:layer="layout" svg:width="24.49cm" svg:height="2.526cm" svg:x="3.51cm" svg:y="-0.05cm" presentation:class="title">
          <draw:text-box>
            <text:p text:style-name="P6">Separator Slide</text:p>
          </draw:text-box>
        </draw:frame>
        <draw:frame presentation:style-name="pr4" draw:text-style-name="P8" draw:layer="layout" svg:width="11.951cm" svg:height="10.806cm" svg:x="3.51cm" svg:y="3.685cm" presentation:class="outline">
          <draw:text-box>
            <text:list text:style-name="L3">
              <text:list-item>
                <text:p>Content</text:p>
              </text:list-item>
              <text:list-item>
                <text:p>Content</text:p>
                <text:list>
                  <text:list-item>
                    <text:p>Content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11.951cm" svg:height="10.806cm" svg:x="16.06cm" svg:y="3.685cm" presentation:class="outline" presentation:placeholder="true">
          <draw:text-box/>
        </draw:frame>
        <presentation:notes draw:style-name="dp2" presentation:use-date-time-name="dtd2">
          <draw:page-thumbnail draw:style-name="gr2" draw:layer="layout" svg:width="0.001cm" svg:height="0.001cm" svg:x="0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ontent_5f_sidebar_5f_purple" presentation:presentation-page-layout-name="AL3T34" presentation:use-footer-name="ftr1" presentation:use-date-time-name="dtd1">
        <office:forms form:automatic-focus="false" form:apply-design-mode="false"/>
        <draw:frame presentation:style-name="pr6" draw:text-style-name="P8" draw:layer="layout" svg:width="24.49cm" svg:height="2.222cm" svg:x="3.51cm" svg:y="0cm" presentation:class="title">
          <draw:text-box>
            <text:p>Title</text:p>
          </draw:text-box>
        </draw:frame>
        <draw:frame presentation:style-name="pr7" draw:text-style-name="P11" draw:layer="layout" svg:width="7.885cm" svg:height="5.4cm" svg:x="3.51cm" svg:y="3.025cm" presentation:class="outline">
          <draw:text-box>
            <text:list text:style-name="L4">
              <text:list-item>
                <text:p text:style-name="P10">Content</text:p>
              </text:list-item>
            </text:list>
            <text:list text:style-name="L5">
              <text:list-item>
                <text:p text:style-name="P10"><text:span text:style-name="T4">Content</text:span></text:p>
                <text:list>
                  <text:list-item>
                    <text:p text:style-name="P10">Content</text:p>
                  </text:list-item>
                </text:list>
              </text:list-item>
            </text:list>
          </draw:text-box>
        </draw:frame>
        <draw:frame presentation:style-name="pr8" draw:text-style-name="P8" draw:layer="layout" svg:width="7.885cm" svg:height="5.4cm" svg:x="11.79cm" svg:y="3.025cm" presentation:class="outline" presentation:placeholder="true">
          <draw:text-box/>
        </draw:frame>
        <draw:frame presentation:style-name="pr8" draw:text-style-name="P8" draw:layer="layout" svg:width="7.885cm" svg:height="5.4cm" svg:x="20.071cm" svg:y="3.025cm" presentation:class="outline" presentation:placeholder="true">
          <draw:text-box/>
        </draw:frame>
        <draw:frame presentation:style-name="pr8" draw:text-style-name="P8" draw:layer="layout" svg:width="7.885cm" svg:height="5.4cm" svg:x="3.51cm" svg:y="8.939cm" presentation:class="outline" presentation:placeholder="true">
          <draw:text-box/>
        </draw:frame>
        <draw:frame presentation:style-name="pr8" draw:text-style-name="P8" draw:layer="layout" svg:width="7.885cm" svg:height="5.4cm" svg:x="11.79cm" svg:y="8.939cm" presentation:class="outline" presentation:placeholder="true">
          <draw:text-box/>
        </draw:frame>
        <draw:frame presentation:style-name="pr8" draw:text-style-name="P8" draw:layer="layout" svg:width="7.885cm" svg:height="5.4cm" svg:x="20.071cm" svg:y="8.939cm" presentation:class="outline" presentation:user-transformed="true">
          <draw:text-box>
            <text:list text:style-name="L4">
              <text:list-item>
                <text:p><text:s/>vdfdgfdgfdgdgdfgdfgdfgdfgdfgdfgdfg</text:p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4.848cm" svg:height="11.136cm" svg:x="3.075cm" svg:y="2.257cm" draw:page-number="3" presentation:class="page"/>
          <draw:frame presentation:style-name="pr9" draw:text-style-name="P12" draw:layer="layout" svg:width="16.799cm" svg:height="13.364cm" svg:x="2.1cm" svg:y="14.107cm" presentation:class="notes">
            <draw:text-box>
              <text:p><text:span text:style-name="T5">To introduce LibreOffice-from-Collabora</text:span></text:p>
              <text:p><text:span text:style-name="T5"/></text:p>
              <text:p><text:span text:style-name="T5">First allow me to introduce </text:span></text:p>
              <text:p><text:span text:style-name="T5"/></text:p>
              <text:p><text:span text:style-name="T5">Collabora </text:span></text:p>
              <text:p><text:span text:style-name="T5">and </text:span></text:p>
              <text:p><text:span text:style-name="T5">Collabora Productivity...</text:span></text:p>
            </draw:text-box>
          </draw:frame>
        </presentation:notes>
      </draw:page>
      <draw:page draw:name="page4" draw:style-name="dp3" draw:master-page-name="Content_5f_sidebar_5f_White-no-subline" presentation:presentation-page-layout-name="AL2T3" presentation:use-footer-name="ftr1" presentation:use-date-time-name="dtd1">
        <office:forms form:automatic-focus="false" form:apply-design-mode="false"/>
        <draw:frame presentation:style-name="pr10" draw:text-style-name="P14" draw:layer="layout" svg:width="24.505cm" svg:height="2.222cm" svg:x="3.495cm" svg:y="6.764cm" presentation:class="title" presentation:user-transformed="true">
          <draw:text-box>
            <text:p text:style-name="P13">Separator Slide</text:p>
          </draw:text-box>
        </draw:frame>
        <presentation:notes draw:style-name="dp2" presentation:use-date-time-name="dtd2">
          <draw:page-thumbnail draw:style-name="gr2" draw:layer="layout" svg:width="0.001cm" svg:height="0.001cm" svg:x="0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opic_5f_Separator_5f_Purple" presentation:presentation-page-layout-name="AL2T3" presentation:use-footer-name="ftr1" presentation:use-date-time-name="dtd1">
        <office:forms form:automatic-focus="false" form:apply-design-mode="false"/>
        <draw:frame draw:style-name="gr3" draw:text-style-name="P15" draw:layer="layout" svg:width="19.367cm" svg:height="2.935cm" svg:x="4.317cm" svg:y="6.408cm">
          <draw:text-box>
            <text:p text:style-name="P13"><text:span text:style-name="T6">Separator slide</text:span></text:p>
          </draw:text-box>
        </draw:frame>
        <presentation:notes draw:style-name="dp2" presentation:use-date-time-name="dtd2">
          <draw:page-thumbnail draw:style-name="gr2" draw:layer="layout" svg:width="13.586cm" svg:height="11.136cm" svg:x="3.705cm" svg:y="2.256cm" draw:page-number="5" presentation:class="page"/>
          <draw:frame presentation:style-name="pr11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4" draw:master-page-name="Ending" presentation:presentation-page-layout-name="AL2T3" presentation:use-footer-name="ftr1" presentation:use-date-time-name="dtd1">
        <office:forms form:automatic-focus="false" form:apply-design-mode="false"/>
        <draw:frame draw:style-name="gr4" draw:text-style-name="P16" draw:layer="layout" svg:width="12.25cm" svg:height="1.662cm" svg:x="15.75cm" svg:y="3.495cm">
          <draw:text-box>
            <text:p text:style-name="P13"><text:span text:style-name="T7">Thank you!</text:span></text:p>
          </draw:text-box>
        </draw:frame>
        <draw:frame draw:style-name="gr4" draw:text-style-name="P17" draw:layer="layout" svg:width="12.25cm" svg:height="1.662cm" svg:x="15.75cm" svg:y="5.81cm">
          <draw:text-box>
            <text:p text:style-name="P13"><text:span text:style-name="T8">By your name</text:span></text:p>
          </draw:text-box>
        </draw:frame>
        <draw:frame draw:style-name="gr5" draw:text-style-name="P19" draw:layer="layout" svg:width="12.25cm" svg:height="2.369cm" svg:x="15.75cm" svg:y="9.6cm">
          <draw:text-box>
            <text:p text:style-name="P18"><text:span text:style-name="T9">@CollaboraOffice</text:span></text:p>
            <text:p text:style-name="P18"><text:span text:style-name="T9"><text:a xlink:href="mailto:hello@collaboraoffice.com" xlink:type="simple">hello@collaboraoffice.com</text:a></text:span></text:p>
            <text:p text:style-name="P18"><text:span text:style-name="T9">www.collaboraoffice.com</text:span></text:p>
          </draw:text-box>
        </draw:frame>
        <presentation:notes draw:style-name="dp2" presentation:use-date-time-name="dtd2">
          <draw:page-thumbnail draw:style-name="gr2" draw:layer="layout" svg:width="19.798cm" svg:height="11.136cm" svg:x="0.6cm" svg:y="2.257cm" draw:page-number="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rlito" svg:font-family="Carlito" style:font-family-generic="roman" style:font-pitch="variable"/>
    <style:font-face style:name="Carlito1" svg:font-family="Carlito" style:font-adornments="Bold" style:font-family-generic="swiss" style:font-pitch="variable"/>
    <style:font-face style:name="Carlito2" svg:font-family="Carlito" style:font-adornments="Regular" style:font-family-generic="swiss" style:font-pitch="variable"/>
    <style:font-face style:name="Carlito3" svg:font-family="Carlito" style:font-pitch="variable"/>
    <style:font-face style:name="Carlito4" svg:font-family="Carlito" style:font-adornments="Regular" style:font-pitch="variable"/>
    <style:font-face style:name="Carlito5" svg:font-family="Carlito" style:font-family-generic="swiss" style:font-pitch="variable"/>
    <style:font-face style:name="Carlito:liga=0" svg:font-family="Carlito:liga=0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Karla" svg:font-family="Karla" style:font-pitch="variable"/>
    <style:font-face style:name="Karla1" svg:font-family="Karl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方正宋体" svg:font-family="方正宋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○">
            <style:list-level-properties text:space-before="0.305cm" text:min-label-width="0.88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1.499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794cm" text:min-label-width="0.787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4.191cm" text:min-label-width="0.61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1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1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05cm" text:min-label-width="0.61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arlito4" fo:font-family="Carlito" style:font-style-name="Regular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bcaed5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rlito4" fo:font-family="Carlito" style:font-style-name="Regular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  <style:text-properties fo:font-variant="normal" fo:text-transform="none" fo:color="#ffffff" loext:opacity="100%" fo:font-size="72pt" fo:font-weight="bold"/>
    </style:style>
    <style:style style:name="title1" style:family="graphic" style:parent-style-name="standard">
      <style:graphic-properties draw:stroke="none" draw:fill="none" draw:fill-color="#008080" draw:fill-image-width="0cm" draw:fill-image-height="0cm" draw:shadow="hidden" draw:shadow-offset-x="0.203cm" draw:shadow-offset-y="0.203cm" draw:shadow-color="#808080"/>
      <style:paragraph-properties fo:text-align="start"/>
      <style:text-properties fo:color="#ffffff" loext:opacity="100%" fo:font-size="36pt" fo:font-weight="bold"/>
    </style:style>
    <style:style style:name="title2" style:family="graphic" style:parent-style-name="standard">
      <style:graphic-properties draw:stroke="none" svg:stroke-width="0.05cm" draw:fill="none" draw:fill-color="#ffcc99" draw:fill-image-width="0cm" draw:fill-image-height="0cm" draw:shadow="hidden" draw:shadow-offset-x="0.203cm" draw:shadow-offset-y="0.203cm" draw:shadow-color="#808080"/>
      <style:paragraph-properties fo:margin-left="0cm" fo:margin-right="0.2cm" fo:margin-top="0.1cm" fo:margin-bottom="0.1cm" fo:line-height="125%" fo:text-align="start" fo:text-indent="0cm"/>
      <style:text-properties fo:color="#ffffff" loext:opacity="100%" fo:font-size="28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18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方正宋体" style:font-family-asian="方正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uthor" style:family="graphic" style:parent-style-name="standard">
      <style:graphic-properties draw:stroke="none" draw:fill="none" draw:fill-image-width="0cm" draw:fill-image-height="0cm"/>
      <style:paragraph-properties fo:line-height="125%" fo:text-align="center"/>
      <style:text-properties fo:color="#ffffff" loext:opacity="100%" fo:font-size="35pt"/>
    </style:style>
    <style:style style:name="Title_5f_1" style:display-name="Title_1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  <style:text-properties fo:font-variant="normal" fo:text-transform="none" fo:color="#ffffff" loext:opacity="100%" fo:font-size="72pt" fo:font-weight="bold"/>
    </style:style>
    <style:style style:name="Author_5f_1" style:display-name="Author_1" style:family="graphic" style:parent-style-name="standard">
      <style:graphic-properties draw:stroke="none" draw:fill="none" draw:fill-image-width="0cm" draw:fill-image-height="0cm" draw:textarea-horizontal-align="left" draw:textarea-vertical-align="bottom" fo:padding-bottom="0.13cm" fo:padding-left="0cm"/>
      <style:paragraph-properties fo:line-height="125%"/>
      <style:text-properties fo:color="#ffffff" loext:opacity="100%" fo:font-size="28pt"/>
    </style:style>
    <style:style style:name="Title_20_smaller" style:display-name="Title smaller" style:family="graphic" style:parent-style-name="Title_5f_1">
      <style:graphic-properties fo:padding-left="0cm"/>
      <style:text-properties fo:font-size="40pt"/>
    </style:style>
    <style:style style:name="Collabora_20_P." style:display-name="Collabora P." style:family="graphic" style:parent-style-name="standard">
      <style:graphic-properties draw:stroke="none" svg:stroke-color="#3465a4" draw:fill="none" draw:textarea-horizontal-align="left" draw:textarea-vertical-align="bottom" fo:min-height="1.021cm" fo:padding-left="0cm"/>
      <style:text-properties fo:font-variant="normal" fo:text-transform="none" fo:color="#ffffff" loext:opacity="100%"/>
    </style:style>
    <style:style style:name="Collabora_20_P._20_Right" style:display-name="Collabora P. Right" style:family="graphic" style:parent-style-name="Collabora_20_P.">
      <style:graphic-properties draw:textarea-horizontal-align="right" fo:min-height="1.059cm" fo:padding-right="0cm"/>
      <style:paragraph-properties fo:text-align="end"/>
    </style:style>
    <style:style style:name="Quote" style:family="graphic">
      <style:graphic-properties draw:stroke="none" draw:stroke-dash="Dashed_20__28_var_29__20_1" svg:stroke-color="#000000" draw:fill="solid" draw:fill-color="#cccccc" draw:auto-grow-height="true" draw:auto-grow-width="false" fo:max-height="0cm" fo:min-height="3.551cm" draw:shadow="visible" draw:shadow-color="#504999"/>
      <style:paragraph-properties fo:line-height="115%" style:writing-mode="lr-tb"/>
      <style:text-properties style:font-name="Carlito5" fo:font-family="Carlito" style:font-family-generic="swiss" style:font-pitch="variable" fo:font-size="24pt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First_5f_Purple-background" style:display-name="First_Purple-background" style:family="presentation">
      <style:graphic-properties draw:stroke="none" draw:fill="solid" draw:fill-color="#5c2983" draw:fill-image-width="0cm" draw:fill-image-height="0cm" style:repeat="stretch"/>
      <style:text-properties style:letter-kerning="true"/>
    </style:style>
    <style:style style:name="First_5f_Purple-backgroundobjects" style:display-name="First_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rst_5f_Purple-notes" style:display-name="First_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_5f_Purple-outline1" style:display-name="First_Purple-outline1" style:family="presentation">
      <style:graphic-properties draw:stroke="none" draw:fill="none" draw:auto-grow-height="false" draw:fit-to-size="false" style:shrink-to-fit="true">
        <text:list-style style:name="First_5f_Purple-outline1" style:display-name="First_Purple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style:use-window-font-color="true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100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style:use-window-font-color="true" fo:font-size="100%"/>
          </text:list-level-style-bullet>
          <text:list-level-style-bullet text:level="4" text:bullet-char="•">
            <style:list-level-properties text:space-before="4.2cm" text:min-label-width="0.6cm"/>
            <style:text-properties fo:font-family="OpenSymbol" style:font-charset="x-symbol" style:use-window-font-color="true" fo:font-size="100%"/>
          </text:list-level-style-bullet>
          <text:list-level-style-bullet text:level="5" text:bullet-char="•">
            <style:list-level-properties text:space-before="5.4cm" text:min-label-width="0.6cm"/>
            <style:text-properties fo:font-family="OpenSymbol" style:font-charset="x-symbol" style:use-window-font-color="true" fo:font-size="100%"/>
          </text:list-level-style-bullet>
          <text:list-level-style-bullet text:level="6" text:bullet-char="•">
            <style:list-level-properties text:space-before="6.6cm" text:min-label-width="0.6cm"/>
            <style:text-properties fo:font-family="OpenSymbol" style:font-charset="x-symbol" style:use-window-font-color="true" fo:font-size="100%"/>
          </text:list-level-style-bullet>
          <text:list-level-style-bullet text:level="7" text:bullet-char="•">
            <style:list-level-properties text:space-before="7.8cm" text:min-label-width="0.6cm"/>
            <style:text-properties fo:font-family="OpenSymbol" style:font-charset="x-symbol" style:use-window-font-color="true" fo:font-size="10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10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10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100%"/>
          </text:list-level-style-bullet>
        </text:list-style>
      </style:graphic-properties>
      <style:paragraph-properties fo:margin-left="0cm" fo:margin-right="0cm" fo:margin-top="0cm" fo:margin-bottom="0.2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Carlito5" fo:font-family="Carlito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First_5f_Purple-outline2" style:display-name="First_Purple-outline2" style:family="presentation" style:parent-style-name="First_5f_Purple-outline1">
      <style:paragraph-properties fo:margin-left="0cm" fo:margin-right="0cm" fo:margin-top="0cm" fo:margin-bottom="0.2cm" fo:line-height="100%" fo:text-indent="0cm"/>
      <style:text-properties fo:font-size="24pt" style:font-size-asian="24pt" style:font-size-complex="24pt"/>
    </style:style>
    <style:style style:name="First_5f_Purple-outline3" style:display-name="First_Purple-outline3" style:family="presentation" style:parent-style-name="First_5f_Purple-outline2">
      <style:paragraph-properties fo:margin-left="0cm" fo:margin-right="0cm" fo:margin-top="0cm" fo:margin-bottom="0.2cm" fo:line-height="100%" fo:text-indent="0cm"/>
      <style:text-properties fo:font-size="24pt" style:font-size-asian="24pt" style:font-size-complex="24pt"/>
    </style:style>
    <style:style style:name="First_5f_Purple-outline4" style:display-name="First_Purple-outline4" style:family="presentation" style:parent-style-name="First_5f_Purple-outline3">
      <style:paragraph-properties fo:margin-left="0cm" fo:margin-right="0cm" fo:margin-top="0cm" fo:margin-bottom="0.2cm" fo:line-height="100%" fo:text-indent="0cm"/>
      <style:text-properties fo:font-size="24pt" style:font-size-asian="24pt" style:font-size-complex="24pt"/>
    </style:style>
    <style:style style:name="First_5f_Purple-outline5" style:display-name="First_Purple-outline5" style:family="presentation" style:parent-style-name="First_5f_Purple-outline4">
      <style:paragraph-properties fo:margin-left="0cm" fo:margin-right="0cm" fo:margin-top="0cm" fo:margin-bottom="0.2cm" fo:line-height="100%" fo:text-indent="0cm"/>
      <style:text-properties fo:font-size="24pt" style:font-size-asian="24pt" style:font-size-complex="24pt"/>
    </style:style>
    <style:style style:name="First_5f_Purple-outline6" style:display-name="First_Purple-outline6" style:family="presentation" style:parent-style-name="First_5f_Purple-outline5">
      <style:paragraph-properties fo:margin-left="0cm" fo:margin-right="0cm" fo:margin-top="0cm" fo:margin-bottom="0.2cm" fo:line-height="100%" fo:text-indent="0cm"/>
      <style:text-properties fo:font-size="24pt" style:font-size-asian="24pt" style:font-size-complex="24pt"/>
    </style:style>
    <style:style style:name="First_5f_Purple-outline7" style:display-name="First_Purple-outline7" style:family="presentation" style:parent-style-name="First_5f_Purple-outline6">
      <style:paragraph-properties fo:margin-left="0cm" fo:margin-right="0cm" fo:margin-top="0cm" fo:margin-bottom="0.2cm" fo:line-height="100%" fo:text-indent="0cm"/>
      <style:text-properties fo:font-size="24pt" style:font-size-asian="24pt" style:font-size-complex="24pt"/>
    </style:style>
    <style:style style:name="First_5f_Purple-outline8" style:display-name="First_Purple-outline8" style:family="presentation" style:parent-style-name="First_5f_Purple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First_5f_Purple-outline9" style:display-name="First_Purple-outline9" style:family="presentation" style:parent-style-name="First_5f_Purple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First_5f_Purple-subtitle" style:display-name="First_Purple-subtitle" style:family="presentation">
      <style:graphic-properties draw:stroke="none" draw:fill="none" draw:textarea-vertical-align="middle">
        <text:list-style style:name="First_5f_Purple-subtitle" style:display-name="First_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Carlito2" fo:font-family="Carlito" style:font-style-name="Regular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_5f_Purple-title" style:display-name="First_Purple-title" style:family="presentation">
      <style:graphic-properties draw:stroke="none" draw:fill="none" draw:textarea-horizontal-align="left" draw:textarea-vertical-align="top" fo:padding-top="1cm" fo:padding-left="1cm">
        <text:list-style style:name="First_5f_Purple-title" style:display-name="First_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25%" fo:text-align="center"/>
      <style:text-properties fo:font-variant="normal" fo:text-transform="none" fo:color="#ffffff" loext:opacity="100%" style:text-outline="false" style:text-line-through-style="none" style:text-line-through-type="none" style:font-name="Carlito5" fo:font-family="Carlito" style:font-family-generic="swiss" style:font-pitch="variable" fo:font-size="4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5pt" style:font-style-asian="normal" style:font-weight-asian="bold" style:font-name-complex="FreeSans" style:font-family-complex="FreeSans" style:font-family-generic-complex="system" style:font-pitch-complex="variable" style:font-size-complex="45pt" style:font-style-complex="normal" style:font-weight-complex="600" style:text-emphasize="none" style:font-relief="none" style:text-overline-style="none" style:text-overline-color="font-color"/>
    </style:style>
    <style:style style:name="First_5f_White-background" style:display-name="First_White-background" style:family="presentation">
      <style:graphic-properties draw:stroke="none" draw:fill="none"/>
      <style:text-properties style:letter-kerning="true"/>
    </style:style>
    <style:style style:name="First_5f_White-backgroundobjects" style:display-name="First_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rst_5f_White-notes" style:display-name="First_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_5f_White-outline1" style:display-name="First_White-outline1" style:family="presentation">
      <style:graphic-properties draw:stroke="none" draw:fill="none" draw:textarea-horizontal-align="left" draw:textarea-vertical-align="middle" draw:auto-grow-height="false" draw:fit-to-size="false" style:shrink-to-fit="true" fo:padding-left="1cm">
        <text:list-style style:name="First_5f_White-outline1" style:display-name="First_White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fo:color="#5c2983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5c2983" fo:font-size="100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fo:color="#5c2983" fo:font-size="100%"/>
          </text:list-level-style-bullet>
          <text:list-level-style-bullet text:level="4" text:bullet-char="•">
            <style:list-level-properties text:space-before="4.2cm" text:min-label-width="0.6cm"/>
            <style:text-properties fo:font-family="OpenSymbol" style:font-charset="x-symbol" fo:color="#5c2983" fo:font-size="100%"/>
          </text:list-level-style-bullet>
          <text:list-level-style-bullet text:level="5" text:bullet-char="•">
            <style:list-level-properties text:space-before="5.4cm" text:min-label-width="0.6cm"/>
            <style:text-properties fo:font-family="OpenSymbol" style:font-charset="x-symbol" fo:color="#5c2983" fo:font-size="100%"/>
          </text:list-level-style-bullet>
          <text:list-level-style-bullet text:level="6" text:bullet-char="•">
            <style:list-level-properties text:space-before="6.6cm" text:min-label-width="0.6cm"/>
            <style:text-properties fo:font-family="OpenSymbol" style:font-charset="x-symbol" fo:color="#5c2983" fo:font-size="100%"/>
          </text:list-level-style-bullet>
          <text:list-level-style-bullet text:level="7" text:bullet-char="•">
            <style:list-level-properties text:space-before="7.8cm" text:min-label-width="0.6cm"/>
            <style:text-properties fo:font-family="OpenSymbol" style:font-charset="x-symbol" fo:color="#5c2983" fo:font-size="10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5c2983" fo:font-size="10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5c2983" fo:font-size="10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5c2983" fo:font-size="100%"/>
          </text:list-level-style-bullet>
        </text:list-style>
      </style:graphic-properties>
      <style:paragraph-properties fo:margin-top="0cm" fo:margin-bottom="0.2cm" fo:line-height="100%" fo:text-align="start"/>
      <style:text-properties fo:font-variant="normal" fo:text-transform="none" style:use-window-font-color="true" loext:opacity="0%" style:text-outline="false" style:text-line-through-style="none" style:text-line-through-type="none" style:font-name="Carlito5" fo:font-family="Carlito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First_5f_White-outline2" style:display-name="First_White-outline2" style:family="presentation" style:parent-style-name="First_5f_White-outline1">
      <style:paragraph-properties fo:margin-top="0cm" fo:margin-bottom="0.2cm" fo:line-height="100%"/>
      <style:text-properties style:font-name="Carlito5" fo:font-family="Carlito" style:font-family-generic="swiss" style:font-pitch="variable" fo:font-size="24pt" style:font-size-asian="24pt" style:font-size-complex="24pt" fo:hyphenate="false" loext:hyphenation-no-caps="false"/>
    </style:style>
    <style:style style:name="First_5f_White-outline3" style:display-name="First_White-outline3" style:family="presentation" style:parent-style-name="First_5f_White-outline2">
      <style:paragraph-properties fo:margin-top="0cm" fo:margin-bottom="0.2cm" fo:line-height="100%"/>
      <style:text-properties style:font-name="Carlito5" fo:font-family="Carlito" style:font-family-generic="swiss" style:font-pitch="variable" fo:font-size="24pt" style:font-size-asian="24pt" style:font-size-complex="24pt" fo:hyphenate="false" loext:hyphenation-no-caps="false"/>
    </style:style>
    <style:style style:name="First_5f_White-outline4" style:display-name="First_White-outline4" style:family="presentation" style:parent-style-name="First_5f_White-outline3">
      <style:paragraph-properties fo:margin-top="0cm" fo:margin-bottom="0.2cm" fo:line-height="100%"/>
      <style:text-properties style:font-name="Carlito5" fo:font-family="Carlito" style:font-family-generic="swiss" style:font-pitch="variable" fo:font-size="24pt" style:font-size-asian="24pt" style:font-size-complex="24pt" fo:hyphenate="false" loext:hyphenation-no-caps="false"/>
    </style:style>
    <style:style style:name="First_5f_White-outline5" style:display-name="First_White-outline5" style:family="presentation" style:parent-style-name="First_5f_White-outline4">
      <style:paragraph-properties fo:margin-top="0cm" fo:margin-bottom="0.2cm" fo:line-height="100%"/>
      <style:text-properties style:font-name="Carlito5" fo:font-family="Carlito" style:font-family-generic="swiss" style:font-pitch="variable" fo:font-size="24pt" style:font-size-asian="24pt" style:font-size-complex="24pt" fo:hyphenate="false" loext:hyphenation-no-caps="false"/>
    </style:style>
    <style:style style:name="First_5f_White-outline6" style:display-name="First_White-outline6" style:family="presentation" style:parent-style-name="First_5f_White-outline5">
      <style:paragraph-properties fo:margin-top="0cm" fo:margin-bottom="0.2cm" fo:line-height="100%"/>
      <style:text-properties style:font-name="Carlito5" fo:font-family="Carlito" style:font-family-generic="swiss" style:font-pitch="variable" fo:font-size="24pt" style:font-size-asian="24pt" style:font-size-complex="24pt" fo:hyphenate="false" loext:hyphenation-no-caps="false"/>
    </style:style>
    <style:style style:name="First_5f_White-outline7" style:display-name="First_White-outline7" style:family="presentation" style:parent-style-name="First_5f_White-outline6">
      <style:paragraph-properties fo:margin-top="0cm" fo:margin-bottom="0.2cm" fo:line-height="100%"/>
      <style:text-properties style:font-name="Carlito5" fo:font-family="Carlito" style:font-family-generic="swiss" style:font-pitch="variable" fo:font-size="24pt" style:font-size-asian="24pt" style:font-size-complex="24pt" fo:hyphenate="false" loext:hyphenation-no-caps="false"/>
    </style:style>
    <style:style style:name="First_5f_White-outline8" style:display-name="First_White-outline8" style:family="presentation" style:parent-style-name="First_5f_White-outline7">
      <style:paragraph-properties fo:margin-top="0.1cm" fo:margin-bottom="0cm"/>
      <style:text-properties fo:font-size="20pt" style:font-size-asian="20pt" style:font-size-complex="20pt"/>
    </style:style>
    <style:style style:name="First_5f_White-outline9" style:display-name="First_White-outline9" style:family="presentation" style:parent-style-name="First_5f_White-outline8">
      <style:paragraph-properties fo:margin-top="0.1cm" fo:margin-bottom="0cm"/>
      <style:text-properties fo:font-size="20pt" style:font-size-asian="20pt" style:font-size-complex="20pt"/>
    </style:style>
    <style:style style:name="First_5f_White-subtitle" style:display-name="First_White-subtitle" style:family="presentation">
      <style:graphic-properties draw:stroke="none" draw:fill="none" draw:textarea-vertical-align="middle">
        <text:list-style style:name="First_5f_White-subtitle" style:display-name="First_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_5f_White-title" style:display-name="First_White-title" style:family="presentation">
      <style:graphic-properties draw:stroke="none" draw:fill="none" draw:textarea-horizontal-align="left" draw:textarea-vertical-align="top" fo:padding-top="1cm" fo:padding-left="1cm">
        <text:list-style style:name="First_5f_White-title" style:display-name="First_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5c2983" loext:opacity="100%" style:text-outline="false" style:text-line-through-style="none" style:text-line-through-type="none" style:font-name="Carlito5" fo:font-family="Carlito" style:font-family-generic="swiss" style:font-pitch="variable" fo:font-size="45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5pt" style:font-style-asian="normal" style:font-weight-asian="bold" style:font-name-complex="Lohit Devanagari" style:font-family-complex="'Lohit Devanagari'" style:font-family-generic-complex="system" style:font-pitch-complex="variable" style:font-size-complex="45pt" style:font-style-complex="normal" style:font-weight-complex="bold" style:text-emphasize="none" style:font-relief="none" style:text-overline-style="none" style:text-overline-color="font-color"/>
    </style:style>
    <style:style style:name="Topic_5f_Separator_5f_Purple-background" style:display-name="Topic_Separator_Purple-background" style:family="presentation">
      <style:graphic-properties draw:stroke="none" draw:fill="solid" draw:fill-color="#5c2983" draw:fill-image-width="0cm" draw:fill-image-height="0cm"/>
      <style:text-properties style:letter-kerning="true"/>
    </style:style>
    <style:style style:name="Topic_5f_Separator_5f_Purple-backgroundobjects" style:display-name="Topic_Separator_Purple-backgroundobjects" style:family="presentation">
      <style:graphic-properties draw:fill="solid" draw:fill-color="#729fcf" draw:textarea-horizontal-align="justify" fo:padding-bottom="1cm" fo:padding-right="1cm" draw:shadow="hidden" draw:shadow-offset-x="0.2cm" draw:shadow-offset-y="0.2cm" draw:shadow-color="#808080"/>
      <style:paragraph-properties>
        <style:tab-stops/>
      </style:paragraph-properties>
      <style:text-properties fo:color="#ffffff" loext:opacity="100%" style:font-name="Karla1" fo:font-family="Karla" style:font-style-name="Regular" style:font-pitch="variable" style:letter-kerning="true"/>
    </style:style>
    <style:style style:name="Topic_5f_Separator_5f_Purple-notes" style:display-name="Topic_Separator_Purpl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8.1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opic_5f_Separator_5f_Purple-outline1" style:display-name="Topic_Separator_Purple-outline1" style:family="presentation">
      <style:graphic-properties draw:stroke="none" draw:fill="none" draw:auto-grow-height="false" draw:fit-to-size="false" style:shrink-to-fit="true" fo:min-height="8.884cm">
        <text:list-style style:name="Topic_5f_Separator_5f_Purple-outline1" style:display-name="Topic_Separator_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cm" fo:line-height="100%" fo:text-align="start" fo:text-indent="0cm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Karla1" fo:font-family="Karla" style:font-style-name="Regular" style:font-pitch="variable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1" style:font-family-asian="Arial" style:font-family-generic-asian="system" style:font-pitch-asian="variable" style:font-size-asian="32pt" style:language-asian="zh" style:country-asian="CN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opic_5f_Separator_5f_Purple-outline2" style:display-name="Topic_Separator_Purple-outline2" style:family="presentation" style:parent-style-name="Topic_5f_Separator_5f_Purple-outline1">
      <style:paragraph-properties fo:margin-left="0cm" fo:margin-right="0cm" fo:margin-top="0cm" fo:margin-bottom="0.293cm" fo:text-indent="0cm"/>
      <style:text-properties fo:font-size="21pt" style:font-size-asian="28pt" style:font-size-complex="28pt"/>
    </style:style>
    <style:style style:name="Topic_5f_Separator_5f_Purple-outline3" style:display-name="Topic_Separator_Purple-outline3" style:family="presentation" style:parent-style-name="Topic_5f_Separator_5f_Purple-outline2">
      <style:paragraph-properties fo:margin-left="0cm" fo:margin-right="0cm" fo:margin-top="0cm" fo:margin-bottom="0.22cm" fo:text-indent="0cm"/>
      <style:text-properties fo:font-size="18pt" style:font-size-asian="24pt" style:font-size-complex="24pt"/>
    </style:style>
    <style:style style:name="Topic_5f_Separator_5f_Purple-outline4" style:display-name="Topic_Separator_Purple-outline4" style:family="presentation" style:parent-style-name="Topic_5f_Separator_5f_Purple-outline3">
      <style:paragraph-properties fo:margin-left="0cm" fo:margin-right="0cm" fo:margin-top="0cm" fo:margin-bottom="0.145cm" fo:text-indent="0cm"/>
      <style:text-properties fo:font-size="15pt" style:font-size-asian="20pt" style:font-size-complex="20pt"/>
    </style:style>
    <style:style style:name="Topic_5f_Separator_5f_Purple-outline5" style:display-name="Topic_Separator_Purple-outline5" style:family="presentation" style:parent-style-name="Topic_5f_Separator_5f_Purple-outline4">
      <style:paragraph-properties fo:margin-left="0cm" fo:margin-right="0cm" fo:margin-top="0cm" fo:margin-bottom="0.069cm" fo:text-indent="0cm"/>
      <style:text-properties fo:font-size="15pt" style:font-size-asian="20pt" style:font-size-complex="20pt"/>
    </style:style>
    <style:style style:name="Topic_5f_Separator_5f_Purple-outline6" style:display-name="Topic_Separator_Purple-outline6" style:family="presentation" style:parent-style-name="Topic_5f_Separator_5f_Purple-outline5">
      <style:paragraph-properties fo:margin-left="0cm" fo:margin-right="0cm" fo:margin-top="0cm" fo:margin-bottom="0.069cm" fo:text-indent="0cm"/>
      <style:text-properties fo:font-size="15pt" style:font-size-asian="20pt" style:font-size-complex="20pt"/>
    </style:style>
    <style:style style:name="Topic_5f_Separator_5f_Purple-outline7" style:display-name="Topic_Separator_Purple-outline7" style:family="presentation" style:parent-style-name="Topic_5f_Separator_5f_Purple-outline6">
      <style:paragraph-properties fo:margin-left="0cm" fo:margin-right="0cm" fo:margin-top="0cm" fo:margin-bottom="0.069cm" fo:text-indent="0cm"/>
      <style:text-properties fo:font-size="15pt" style:font-size-asian="20pt" style:font-size-complex="20pt"/>
    </style:style>
    <style:style style:name="Topic_5f_Separator_5f_Purple-outline8" style:display-name="Topic_Separator_Purple-outline8" style:family="presentation" style:parent-style-name="Topic_5f_Separator_5f_Purple-outline7">
      <style:paragraph-properties fo:margin-left="0cm" fo:margin-right="0cm" fo:margin-top="0cm" fo:margin-bottom="0.069cm" fo:text-indent="0cm"/>
      <style:text-properties fo:font-size="15pt" style:font-size-asian="20pt" style:font-size-complex="20pt"/>
    </style:style>
    <style:style style:name="Topic_5f_Separator_5f_Purple-outline9" style:display-name="Topic_Separator_Purple-outline9" style:family="presentation" style:parent-style-name="Topic_5f_Separator_5f_Purple-outline8">
      <style:paragraph-properties fo:margin-left="0cm" fo:margin-right="0cm" fo:margin-top="0cm" fo:margin-bottom="0.069cm" fo:text-indent="0cm"/>
      <style:text-properties fo:font-size="15pt" style:font-size-asian="20pt" style:font-size-complex="20pt"/>
    </style:style>
    <style:style style:name="Topic_5f_Separator_5f_Purple-subtitle" style:display-name="Topic_Separator_Purple-subtitle" style:family="presentation">
      <style:graphic-properties draw:stroke="none" draw:fill="none" draw:textarea-vertical-align="middle">
        <text:list-style style:name="Topic_5f_Separator_5f_Purple-subtitle" style:display-name="Topic_Separator_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Karla1" fo:font-family="Karla" style:font-style-name="Regular" style:font-pitch="variable" fo:font-size="32pt" fo:language="en" fo:country="GB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Separator_5f_Purple-title" style:display-name="Topic_Separator_Purple-title" style:family="presentation">
      <style:graphic-properties draw:stroke="none" draw:fill="none" draw:textarea-vertical-align="middle">
        <text:list-style style:name="Topic_5f_Separator_5f_Purple-title" style:display-name="Topic_Separator_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25%" fo:text-align="center"/>
      <style:text-properties fo:color="#ffffff" loext:opacity="100%" style:text-outline="false" style:text-line-through-style="none" style:text-line-through-type="none" style:font-name="Carlito:liga=0" fo:font-family="Carlito:liga=0" style:font-pitch="variable" fo:font-size="54pt" fo:language="en" fo:country="GB" fo:font-style="normal" fo:text-shadow="none" style:text-underline-style="none" fo:font-weight="bold" style:letter-kerning="true" style:font-name-asian="Arial1" style:font-family-asian="Arial" style:font-family-generic-asian="system" style:font-pitch-asian="variable" style:font-size-asian="72pt" style:font-style-asian="normal" style:font-weight-asian="bold" style:font-name-complex="Droid Sans Devanagari" style:font-family-complex="'Droid Sans Devanagari'" style:font-family-generic-complex="system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Content_5f_sidebar_5f_purple-background" style:display-name="Content_sidebar_purple-background" style:family="presentation">
      <style:graphic-properties draw:stroke="none" draw:fill="none"/>
      <style:text-properties style:letter-kerning="true"/>
    </style:style>
    <style:style style:name="Content_5f_sidebar_5f_purple-backgroundobjects" style:display-name="Content_sidebar_purple-backgroundobjects" style:family="presentation">
      <style:graphic-properties draw:textarea-horizontal-align="justify" draw:shadow="hidden" draw:shadow-offset-x="0.2cm" draw:shadow-offset-y="0.2cm" draw:shadow-color="#808080">
        <text:list-style style:name="Content_5f_sidebar_5f_purple-backgroundobjects" style:display-name="Content_sidebar_purple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▸">
            <style:list-level-properties text:space-before="0.26cm" text:min-label-width="0.889cm"/>
            <style:text-properties fo:font-family="OpenSymbol" style:font-style-name="Regular" style:font-charset="x-symbol" fo:color="#504999" fo:font-size="45%"/>
          </text:list-level-style-bullet>
          <text:list-level-style-bullet text:level="3" text:bullet-char="●">
            <style:list-level-properties text:space-before="1.499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794cm" text:min-label-width="0.787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4.191cm" text:min-label-width="0.61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1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1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05cm" text:min-label-width="0.61cm"/>
            <style:text-properties fo:font-family="StarSymbol" style:font-charset="x-symbol" style:use-window-font-color="true" fo:font-size="45%"/>
          </text:list-level-style-bullet>
        </text:list-style>
      </style:graphic-properties>
      <style:text-properties fo:color="#504999" loext:opacity="100%" fo:font-size="14pt" style:letter-kerning="true" fo:hyphenate="false" loext:hyphenation-no-caps="false"/>
    </style:style>
    <style:style style:name="Content_5f_sidebar_5f_purple-notes" style:display-name="Content_sidebar_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Carlito2" fo:font-family="Carlito" style:font-style-name="Regular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.1000003814697pt" style:font-style-asian="normal" style:font-weight-asian="normal" style:font-name-complex="Arial Unicode MS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ontent_5f_sidebar_5f_purple-outline1" style:display-name="Content_sidebar_purple-outline1" style:family="presentation">
      <style:graphic-properties draw:stroke="none" draw:fill="none" draw:auto-grow-height="false" draw:auto-grow-width="false" draw:fit-to-size="false" style:shrink-to-fit="true" draw:shadow-color="#000000">
        <text:list-style style:name="Content_5f_sidebar_5f_purple-outline1" style:display-name="Content_sidebar_purple-outline1">
          <text:list-level-style-number text:level="1" style:num-format="">
            <style:list-level-properties/>
            <style:text-properties fo:color="#5c2983" fo:font-size="45%"/>
          </text:list-level-style-number>
          <text:list-level-style-bullet text:level="2" text:bullet-char="●">
            <style:list-level-properties text:space-before="0.305cm" text:min-label-width="0.889cm"/>
            <style:text-properties fo:font-family="StarSymbol" style:font-charset="x-symbol" fo:color="#5c2983" fo:font-size="45%"/>
          </text:list-level-style-bullet>
          <text:list-level-style-bullet text:level="3" text:bullet-char="●">
            <style:list-level-properties text:space-before="1.499cm" text:min-label-width="0.889cm"/>
            <style:text-properties fo:font-family="StarSymbol" style:font-charset="x-symbol" fo:color="#5c2983" fo:font-size="45%"/>
          </text:list-level-style-bullet>
          <text:list-level-style-bullet text:level="4" text:bullet-char="●">
            <style:list-level-properties text:space-before="2.794cm" text:min-label-width="0.787cm"/>
            <style:text-properties fo:font-family="StarSymbol" style:font-charset="x-symbol" fo:color="#5c2983" fo:font-size="45%"/>
          </text:list-level-style-bullet>
          <text:list-level-style-bullet text:level="5" text:bullet-char="●">
            <style:list-level-properties text:space-before="4.191cm" text:min-label-width="0.61cm"/>
            <style:text-properties fo:font-family="StarSymbol" style:font-charset="x-symbol" fo:color="#5c2983" fo:font-size="45%"/>
          </text:list-level-style-bullet>
          <text:list-level-style-bullet text:level="6" text:bullet-char="●">
            <style:list-level-properties text:space-before="6.6cm" text:min-label-width="0.61cm"/>
            <style:text-properties fo:font-family="StarSymbol" style:font-charset="x-symbol" fo:color="#5c2983" fo:font-size="45%"/>
          </text:list-level-style-bullet>
          <text:list-level-style-bullet text:level="7" text:bullet-char="●">
            <style:list-level-properties text:space-before="7.8cm" text:min-label-width="0.61cm"/>
            <style:text-properties fo:font-family="StarSymbol" style:font-charset="x-symbol" fo:color="#5c2983" fo:font-size="45%"/>
          </text:list-level-style-bullet>
          <text:list-level-style-bullet text:level="8" text:bullet-char="●">
            <style:list-level-properties text:space-before="9cm" text:min-label-width="0.61cm"/>
            <style:text-properties fo:font-family="StarSymbol" style:font-charset="x-symbol" fo:color="#5c2983" fo:font-size="45%"/>
          </text:list-level-style-bullet>
          <text:list-level-style-bullet text:level="9" text:bullet-char="●">
            <style:list-level-properties text:space-before="10.2cm" text:min-label-width="0.61cm"/>
            <style:text-properties fo:font-family="StarSymbol" style:font-charset="x-symbol" fo:color="#5c2983" fo:font-size="45%"/>
          </text:list-level-style-bullet>
          <text:list-level-style-bullet text:level="10" text:bullet-char="●">
            <style:list-level-properties text:space-before="11.405cm" text:min-label-width="0.61cm"/>
            <style:text-properties fo:font-family="StarSymbol" style:font-charset="x-symbol" fo:color="#5c2983" fo:font-size="45%"/>
          </text:list-level-style-bullet>
        </text:list-style>
      </style:graphic-properties>
      <style:paragraph-properties fo:margin-left="1cm" fo:margin-right="1cm" fo:margin-top="1cm" fo:margin-bottom="0.5cm" fo:line-height="100%" fo:text-indent="0cm">
        <style:tab-stops/>
      </style:paragraph-properties>
      <style:text-properties fo:font-variant="normal" fo:text-transform="none" fo:color="#333333" loext:opacity="100%" style:text-outline="false" style:text-line-through-style="none" style:text-line-through-type="none" style:font-name="Carlito3" fo:font-family="Carlito" style:font-pitch="variable" fo:font-size="20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20pt" style:font-style-asian="normal" style:font-weight-asian="bold" style:font-name-complex="Arial Unicode MS" style:font-family-complex="'Arial Unicode MS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 fo:hyphenate="false" loext:hyphenation-no-caps="false"/>
    </style:style>
    <style:style style:name="Content_5f_sidebar_5f_purple-outline2" style:display-name="Content_sidebar_purple-outline2" style:family="presentation" style:parent-style-name="Content_5f_sidebar_5f_purple-outline1">
      <style:paragraph-properties fo:margin-top="0cm" fo:margin-bottom="0.2cm" fo:line-height="100%"/>
      <style:text-properties style:font-name="Carlito3" fo:font-family="Carlito" style:font-pitch="variable" fo:font-size="20pt" fo:font-weight="normal" style:font-size-asian="20pt" style:font-weight-asian="normal" style:font-size-complex="20pt" style:font-weight-complex="normal" fo:hyphenate="false" loext:hyphenation-no-caps="false"/>
    </style:style>
    <style:style style:name="Content_5f_sidebar_5f_purple-outline3" style:display-name="Content_sidebar_purple-outline3" style:family="presentation" style:parent-style-name="Content_5f_sidebar_5f_purple-outline2">
      <style:paragraph-properties fo:margin-top="0cm" fo:margin-bottom="0.2cm" fo:line-height="100%"/>
      <style:text-properties style:font-name="Carlito3" fo:font-family="Carlito" style:font-pitch="variable" fo:font-size="20pt" fo:font-weight="normal" style:font-size-asian="20pt" style:font-weight-asian="normal" style:font-size-complex="20pt" style:font-weight-complex="normal"/>
    </style:style>
    <style:style style:name="Content_5f_sidebar_5f_purple-outline4" style:display-name="Content_sidebar_purple-outline4" style:family="presentation" style:parent-style-name="Content_5f_sidebar_5f_purple-outline3">
      <style:paragraph-properties fo:margin-top="0cm" fo:margin-bottom="0.2cm" fo:line-height="100%"/>
      <style:text-properties style:font-name="Carlito3" fo:font-family="Carlito" style:font-pitch="variable" fo:font-size="20pt" fo:font-weight="normal" style:font-size-asian="20pt" style:font-weight-asian="normal" style:font-size-complex="20pt" style:font-weight-complex="normal"/>
    </style:style>
    <style:style style:name="Content_5f_sidebar_5f_purple-outline5" style:display-name="Content_sidebar_purple-outline5" style:family="presentation" style:parent-style-name="Content_5f_sidebar_5f_purple-outline4">
      <style:paragraph-properties fo:margin-top="0cm" fo:margin-bottom="0.2cm" fo:line-height="100%"/>
      <style:text-properties style:font-name="Carlito3" fo:font-family="Carlito" style:font-pitch="variable" fo:font-size="20pt" fo:font-weight="normal" style:font-size-asian="20pt" style:font-weight-asian="normal" style:font-size-complex="20pt" style:font-weight-complex="normal"/>
    </style:style>
    <style:style style:name="Content_5f_sidebar_5f_purple-outline6" style:display-name="Content_sidebar_purple-outline6" style:family="presentation" style:parent-style-name="Content_5f_sidebar_5f_purple-outline5">
      <style:paragraph-properties fo:margin-top="0cm" fo:margin-bottom="0.2cm" fo:line-height="100%"/>
      <style:text-properties style:font-name="Carlito3" fo:font-family="Carlito" style:font-pitch="variable" fo:font-size="20pt" fo:font-weight="normal" style:font-size-asian="20pt" style:font-weight-asian="normal" style:font-size-complex="20pt" style:font-weight-complex="normal"/>
    </style:style>
    <style:style style:name="Content_5f_sidebar_5f_purple-outline7" style:display-name="Content_sidebar_purple-outline7" style:family="presentation" style:parent-style-name="Content_5f_sidebar_5f_purple-outline6">
      <style:paragraph-properties fo:margin-top="0cm" fo:margin-bottom="0cm" fo:line-height="100%"/>
      <style:text-properties style:font-name="Carlito3" fo:font-family="Carlito" style:font-pitch="variable" fo:font-size="20pt" fo:font-weight="normal" style:font-size-asian="20pt" style:font-weight-asian="normal" style:font-size-complex="20pt" style:font-weight-complex="normal"/>
    </style:style>
    <style:style style:name="Content_5f_sidebar_5f_purple-outline8" style:display-name="Content_sidebar_purple-outline8" style:family="presentation" style:parent-style-name="Content_5f_sidebar_5f_purple-outline7">
      <style:paragraph-properties fo:margin-top="0cm" fo:margin-bottom="0.073cm"/>
      <style:text-properties fo:font-size="18pt" style:font-size-asian="20pt" style:font-size-complex="20pt"/>
    </style:style>
    <style:style style:name="Content_5f_sidebar_5f_purple-outline9" style:display-name="Content_sidebar_purple-outline9" style:family="presentation" style:parent-style-name="Content_5f_sidebar_5f_purple-outline8">
      <style:paragraph-properties fo:margin-top="0cm" fo:margin-bottom="0.073cm"/>
      <style:text-properties fo:font-size="18pt" style:font-size-asian="20pt" style:font-size-complex="20pt"/>
    </style:style>
    <style:style style:name="Content_5f_sidebar_5f_purple-subtitle" style:display-name="Content_sidebar_purple-subtitle" style:family="presentation">
      <style:graphic-properties draw:stroke="none" draw:fill="none" draw:textarea-vertical-align="middle">
        <text:list-style style:name="Content_5f_sidebar_5f_purple-subtitle" style:display-name="Content_sidebar_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2" fo:font-family="Carlito" style:font-style-name="Regular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sidebar_5f_purple-title" style:display-name="Content_sidebar_purple-title" style:family="presentation">
      <style:graphic-properties draw:stroke="none" draw:fill="none" draw:textarea-vertical-align="bottom" fo:padding-top="0cm" fo:padding-left="1cm" fo:padding-right="1cm">
        <text:list-style style:name="Content_5f_sidebar_5f_purple-title" style:display-name="Content_sidebar_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5c2983" loext:opacity="100%" style:text-outline="false" style:text-line-through-style="none" style:text-line-through-type="none" style:font-name="Carlito1" fo:font-family="Carlito" style:font-style-name="Bold" style:font-family-generic="swiss" style:font-pitch="variable" fo:font-size="42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42pt" style:font-style-asian="normal" style:font-weight-asian="normal" style:font-name-complex="Arial Unicode MS" style:font-family-complex="'Arial Unicode MS'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Content_5f_sidebar_5f_White-no-subline-background" style:display-name="Content_sidebar_White-no-subline-background" style:family="presentation">
      <style:graphic-properties draw:stroke="none" draw:fill="none"/>
      <style:text-properties style:letter-kerning="true"/>
    </style:style>
    <style:style style:name="Content_5f_sidebar_5f_White-no-subline-backgroundobjects" style:display-name="Content_sidebar_White-no-sub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5f_sidebar_5f_White-no-subline-notes" style:display-name="Content_sidebar_White-no-subli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5f_sidebar_5f_White-no-subline-outline1" style:display-name="Content_sidebar_White-no-subline-outline1" style:family="presentation">
      <style:graphic-properties draw:stroke="none" draw:fill="none" draw:auto-grow-height="false" draw:fit-to-size="false" style:shrink-to-fit="true">
        <text:list-style style:name="Content_5f_sidebar_5f_White-no-subline-outline1" style:display-name="Content_sidebar_White-no-subline-outline1">
          <text:list-level-style-bullet text:level="1" text:bullet-char="●">
            <style:list-level-properties text:space-before="0.3cm" text:min-label-width="0.9cm"/>
            <style:text-properties fo:font-family="StarSymbol" fo:color="#5c2983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5c2983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5c2983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OpenSymbol" style:font-charset="x-symbol" fo:color="#5c2983" fo:font-size="10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5c298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5c298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5c298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5c298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5c298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5c2983" fo:font-size="45%"/>
          </text:list-level-style-bullet>
        </text:list-style>
      </style:graphic-properties>
      <style:paragraph-properties fo:margin-left="1cm" fo:margin-right="1cm" fo:margin-top="0cm" fo:margin-bottom="0.5cm" fo:line-height="100%" fo:text-indent="0cm"/>
      <style:text-properties fo:font-variant="normal" fo:text-transform="none" fo:color="#333333" loext:opacity="100%" style:text-outline="false" style:text-line-through-style="none" style:text-line-through-type="none" style:font-name="Carlito5" fo:font-family="Carlito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Content_5f_sidebar_5f_White-no-subline-outline2" style:display-name="Content_sidebar_White-no-subline-outline2" style:family="presentation" style:parent-style-name="Content_5f_sidebar_5f_White-no-subline-outline1">
      <style:paragraph-properties fo:margin-top="0cm" fo:margin-bottom="0.5cm" fo:line-height="100%"/>
      <style:text-properties style:font-name="Carlito5" fo:font-family="Carlito" style:font-family-generic="swiss" style:font-pitch="variable" fo:font-size="22pt" style:font-size-asian="22pt" style:font-size-complex="22pt" fo:hyphenate="false" loext:hyphenation-no-caps="false"/>
    </style:style>
    <style:style style:name="Content_5f_sidebar_5f_White-no-subline-outline3" style:display-name="Content_sidebar_White-no-subline-outline3" style:family="presentation" style:parent-style-name="Content_5f_sidebar_5f_White-no-subline-outline2">
      <style:paragraph-properties fo:margin-top="0cm" fo:margin-bottom="0.5cm" fo:line-height="100%"/>
      <style:text-properties style:font-name="Carlito5" fo:font-family="Carlito" style:font-family-generic="swiss" style:font-pitch="variable" fo:font-size="20pt" style:font-size-asian="20pt" style:font-size-complex="20pt" fo:hyphenate="false" loext:hyphenation-no-caps="false"/>
    </style:style>
    <style:style style:name="Content_5f_sidebar_5f_White-no-subline-outline4" style:display-name="Content_sidebar_White-no-subline-outline4" style:family="presentation" style:parent-style-name="Content_5f_sidebar_5f_White-no-subline-outline3">
      <style:paragraph-properties fo:margin-top="0cm" fo:margin-bottom="0.5cm" fo:line-height="100%"/>
      <style:text-properties style:font-name="Carlito5" fo:font-family="Carlito" style:font-family-generic="swiss" style:font-pitch="variable" fo:font-size="20pt" style:font-size-asian="20pt" style:font-size-complex="20pt" fo:hyphenate="false" loext:hyphenation-no-caps="false"/>
    </style:style>
    <style:style style:name="Content_5f_sidebar_5f_White-no-subline-outline5" style:display-name="Content_sidebar_White-no-subline-outline5" style:family="presentation" style:parent-style-name="Content_5f_sidebar_5f_White-no-subline-outline4">
      <style:paragraph-properties fo:margin-top="0cm" fo:margin-bottom="0.5cm" fo:line-height="100%"/>
      <style:text-properties style:font-name="Carlito5" fo:font-family="Carlito" style:font-family-generic="swiss" style:font-pitch="variable" fo:font-size="20pt" style:font-size-asian="20pt" style:font-size-complex="20pt" fo:hyphenate="false" loext:hyphenation-no-caps="false"/>
    </style:style>
    <style:style style:name="Content_5f_sidebar_5f_White-no-subline-outline6" style:display-name="Content_sidebar_White-no-subline-outline6" style:family="presentation" style:parent-style-name="Content_5f_sidebar_5f_White-no-subline-outline5">
      <style:paragraph-properties fo:margin-top="0cm" fo:margin-bottom="0.5cm" fo:line-height="100%"/>
      <style:text-properties style:font-name="Carlito5" fo:font-family="Carlito" style:font-family-generic="swiss" style:font-pitch="variable" fo:font-size="20pt" style:font-size-asian="20pt" style:font-size-complex="20pt" fo:hyphenate="false" loext:hyphenation-no-caps="false"/>
    </style:style>
    <style:style style:name="Content_5f_sidebar_5f_White-no-subline-outline7" style:display-name="Content_sidebar_White-no-subline-outline7" style:family="presentation" style:parent-style-name="Content_5f_sidebar_5f_White-no-subline-outline6">
      <style:paragraph-properties fo:margin-top="0cm" fo:margin-bottom="0.5cm" fo:line-height="100%"/>
      <style:text-properties style:font-name="Carlito5" fo:font-family="Carlito" style:font-family-generic="swiss" style:font-pitch="variable" fo:font-size="20pt" style:font-size-asian="20pt" style:font-size-complex="20pt" fo:hyphenate="false" loext:hyphenation-no-caps="false"/>
    </style:style>
    <style:style style:name="Content_5f_sidebar_5f_White-no-subline-outline8" style:display-name="Content_sidebar_White-no-subline-outline8" style:family="presentation" style:parent-style-name="Content_5f_sidebar_5f_White-no-subline-outline7">
      <style:paragraph-properties fo:margin-top="0.1cm" fo:margin-bottom="0cm"/>
      <style:text-properties fo:font-size="20pt" style:font-size-asian="20pt" style:font-size-complex="20pt"/>
    </style:style>
    <style:style style:name="Content_5f_sidebar_5f_White-no-subline-outline9" style:display-name="Content_sidebar_White-no-subline-outline9" style:family="presentation" style:parent-style-name="Content_5f_sidebar_5f_White-no-subline-outline8">
      <style:paragraph-properties fo:margin-top="0.1cm" fo:margin-bottom="0cm"/>
      <style:text-properties fo:font-size="20pt" style:font-size-asian="20pt" style:font-size-complex="20pt"/>
    </style:style>
    <style:style style:name="Content_5f_sidebar_5f_White-no-subline-subtitle" style:display-name="Content_sidebar_White-no-subline-subtitle" style:family="presentation">
      <style:graphic-properties draw:stroke="none" draw:fill="none" draw:textarea-vertical-align="middle">
        <text:list-style style:name="Content_5f_sidebar_5f_White-no-subline-subtitle" style:display-name="Content_sidebar_White-no-subli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sidebar_5f_White-no-subline-title" style:display-name="Content_sidebar_White-no-subline-title" style:family="presentation">
      <style:graphic-properties draw:stroke="none" draw:fill="none" draw:textarea-vertical-align="middle" fo:padding-top="0cm" fo:padding-left="1cm" fo:padding-right="1cm" draw:shadow-color="#000000">
        <text:list-style style:name="Content_5f_sidebar_5f_White-no-subline-title" style:display-name="Content_sidebar_White-no-subli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fo:color="#5c2983" loext:opacity="100%" style:text-outline="false" style:text-line-through-style="none" style:text-line-through-type="none" style:font-name="Carlito5" fo:font-family="Carlito" style:font-family-generic="swiss" style:font-pitch="variable" fo:font-size="4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2pt" style:font-style-asian="normal" style:font-weight-asian="bold" style:font-name-complex="Lohit Devanagari" style:font-family-complex="'Lohit Devanagari'" style:font-family-generic-complex="system" style:font-pitch-complex="variable" style:font-size-complex="42pt" style:font-style-complex="normal" style:font-weight-complex="bold" style:text-emphasize="none" style:font-relief="none" style:text-overline-style="none" style:text-overline-color="font-color"/>
    </style:style>
    <style:style style:name="Ending-background" style:family="presentation">
      <style:graphic-properties draw:stroke="none" draw:fill="none"/>
      <style:text-properties style:letter-kerning="true"/>
    </style:style>
    <style:style style:name="En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ing-outline1" style:family="presentation">
      <style:graphic-properties draw:stroke="none" draw:fill="none" draw:auto-grow-height="false" draw:fit-to-size="false" style:shrink-to-fit="true">
        <text:list-style style:name="Ending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font-name="Carlito5" fo:font-family="Carlito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Ending-outline2" style:family="presentation" style:parent-style-name="Ending-outline1">
      <style:paragraph-properties fo:margin-top="0.4cm" fo:margin-bottom="0cm"/>
      <style:text-properties fo:font-size="28pt" style:font-size-asian="28pt" style:font-size-complex="28pt"/>
    </style:style>
    <style:style style:name="Ending-outline3" style:family="presentation" style:parent-style-name="Ending-outline2">
      <style:paragraph-properties fo:margin-top="0.3cm" fo:margin-bottom="0cm"/>
      <style:text-properties fo:font-size="24pt" style:font-size-asian="24pt" style:font-size-complex="24pt"/>
    </style:style>
    <style:style style:name="Ending-outline4" style:family="presentation" style:parent-style-name="Ending-outline3">
      <style:paragraph-properties fo:margin-top="0.2cm" fo:margin-bottom="0cm"/>
      <style:text-properties fo:font-size="20pt" style:font-size-asian="20pt" style:font-size-complex="20pt"/>
    </style:style>
    <style:style style:name="Ending-outline5" style:family="presentation" style:parent-style-name="Ending-outline4">
      <style:paragraph-properties fo:margin-top="0.1cm" fo:margin-bottom="0cm"/>
      <style:text-properties fo:font-size="20pt" style:font-size-asian="20pt" style:font-size-complex="20pt"/>
    </style:style>
    <style:style style:name="Ending-outline6" style:family="presentation" style:parent-style-name="Ending-outline5">
      <style:paragraph-properties fo:margin-top="0.1cm" fo:margin-bottom="0cm"/>
      <style:text-properties fo:font-size="20pt" style:font-size-asian="20pt" style:font-size-complex="20pt"/>
    </style:style>
    <style:style style:name="Ending-outline7" style:family="presentation" style:parent-style-name="Ending-outline6">
      <style:paragraph-properties fo:margin-top="0.1cm" fo:margin-bottom="0cm"/>
      <style:text-properties fo:font-size="20pt" style:font-size-asian="20pt" style:font-size-complex="20pt"/>
    </style:style>
    <style:style style:name="Ending-outline8" style:family="presentation" style:parent-style-name="Ending-outline7">
      <style:paragraph-properties fo:margin-top="0.1cm" fo:margin-bottom="0cm"/>
      <style:text-properties fo:font-size="20pt" style:font-size-asian="20pt" style:font-size-complex="20pt"/>
    </style:style>
    <style:style style:name="Ending-outline9" style:family="presentation" style:parent-style-name="Ending-outline8">
      <style:paragraph-properties fo:margin-top="0.1cm" fo:margin-bottom="0cm"/>
      <style:text-properties fo:font-size="20pt" style:font-size-asian="20pt" style:font-size-complex="20pt"/>
    </style:style>
    <style:style style:name="Ending-subtitle" style:family="presentation">
      <style:graphic-properties draw:stroke="none" draw:fill="none" draw:textarea-vertical-align="middle">
        <text:list-style style:name="En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ing-title" style:family="presentation">
      <style:graphic-properties draw:stroke="none" draw:fill="none" draw:textarea-vertical-align="middle">
        <text:list-style style:name="En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Carlito5" fo:font-family="Carlito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5c2983" draw:fill-image-width="0cm" draw:fill-image-height="0cm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5c2983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um_20_kitöltés_20_és_20_vonal_20_nélkül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5c2983" draw:fill-color="#5c2983" draw:textarea-vertical-align="middle" draw:auto-grow-height="false" fo:min-height="15.55cm" fo:min-width="3.01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12cm"/>
      <style:paragraph-properties style:writing-mode="lr-tb"/>
    </style:style>
    <style:style style:name="Mgr7" style:family="graphic" style:parent-style-name="standard">
      <style:graphic-properties svg:stroke-color="#5c2983" draw:fill-color="#5c2983" draw:textarea-horizontal-align="justify" draw:textarea-vertical-align="middle" draw:auto-grow-height="false" fo:min-height="15.5cm" fo:min-width="15.25cm"/>
    </style:style>
    <style:style style:name="Mgr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irst_5f_Purple-title">
      <style:graphic-properties draw:auto-grow-height="false" fo:min-height="2.63cm"/>
      <style:paragraph-properties style:writing-mode="lr-tb"/>
    </style:style>
    <style:style style:name="Mpr2" style:family="presentation" style:parent-style-name="First_5f_Purple-outline1">
      <style:graphic-properties fo:min-height="9.135cm"/>
      <style:paragraph-properties style:writing-mode="lr-tb"/>
    </style:style>
    <style:style style:name="Mpr3" style:family="presentation" style:parent-style-name="First_5f_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irst_5f_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irst_5f_White-title">
      <style:graphic-properties draw:auto-grow-height="false" fo:min-height="2.63cm"/>
      <style:paragraph-properties style:writing-mode="lr-tb"/>
    </style:style>
    <style:style style:name="Mpr6" style:family="presentation" style:parent-style-name="First_5f_White-outline1" style:list-style-name="ML10">
      <style:graphic-properties fo:min-height="9.135cm"/>
      <style:paragraph-properties style:writing-mode="lr-tb"/>
    </style:style>
    <style:style style:name="Mpr7" style:family="presentation" style:parent-style-name="First_5f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First_5f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Topic_5f_Separator_5f_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Topic_5f_Separator_5f_Purp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Topic_5f_Separator_5f_Purp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2" style:family="presentation" style:parent-style-name="Content_5f_sidebar_5f_purple-title">
      <style:graphic-properties draw:auto-grow-height="false" fo:min-height="2.63cm"/>
      <style:paragraph-properties style:writing-mode="lr-tb"/>
    </style:style>
    <style:style style:name="Mpr13" style:family="presentation" style:parent-style-name="Content_5f_sidebar_5f_purple-outline1">
      <style:graphic-properties fo:min-height="9.135cm"/>
      <style:paragraph-properties style:writing-mode="lr-tb"/>
    </style:style>
    <style:style style:name="Mpr14" style:family="presentation" style:parent-style-name="Content_5f_sidebar_5f_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" style:family="presentation" style:parent-style-name="Content_5f_sidebar_5f_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Content_5f_sidebar_5f_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Content_5f_sidebar_5f_White-no-subline-title">
      <style:graphic-properties draw:auto-grow-height="false" fo:min-height="2.63cm"/>
      <style:paragraph-properties style:writing-mode="lr-tb"/>
    </style:style>
    <style:style style:name="Mpr18" style:family="presentation" style:parent-style-name="Content_5f_sidebar_5f_White-no-subline-outline1" style:list-style-name="ML10">
      <style:graphic-properties fo:min-height="9.135cm"/>
      <style:paragraph-properties style:writing-mode="lr-tb"/>
    </style:style>
    <style:style style:name="Mpr19" style:family="presentation" style:parent-style-name="Content_5f_sidebar_5f_White-no-sublin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Content_5f_sidebar_5f_White-no-sublin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Content_5f_sidebar_5f_White-no-sublin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Ending-outline1">
      <style:graphic-properties fo:min-height="9.135cm"/>
      <style:paragraph-properties style:writing-mode="lr-tb"/>
    </style:style>
    <style:style style:name="Mpr23" style:family="presentation" style:parent-style-name="Ending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Ending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text-properties fo:hyphenate="false" loext:hyphenation-no-caps="false"/>
    </style:style>
    <style:style style:name="MP8" style:family="paragraph">
      <style:paragraph-properties style:writing-mode="lr-tb"/>
      <style:text-properties fo:hyphenate="false" loext:hyphenation-no-caps="false"/>
    </style:style>
    <style:style style:name="MP9" style:family="paragraph">
      <style:paragraph-properties fo:text-align="end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loext:graphic-properties draw:fill-color="#5c2983"/>
      <style:paragraph-properties fo:text-align="center"/>
    </style:style>
    <style:style style:name="MP12" style:family="paragraph">
      <style:paragraph-properties fo:text-align="center"/>
    </style:style>
    <style:style style:name="MP13" style:family="paragraph">
      <loext:graphic-properties draw:fill="none" draw:fill-color="#ffffff"/>
      <style:paragraph-properties fo:text-align="center" style:writing-mode="lr-tb"/>
      <style:text-properties fo:color="#5c2983" loext:opacity="100%" fo:font-size="40pt" fo:font-weight="bold"/>
    </style:style>
    <style:style style:name="MP14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Carlito5" fo:font-size="14pt" style:letter-kerning="true" style:font-size-asian="14pt" style:font-size-complex="14pt"/>
    </style:style>
    <style:style style:name="MT3" style:family="text">
      <style:text-properties fo:color="#ffffff" loext:opacity="100%" style:font-name="Carlito5" fo:font-size="14pt" style:font-size-asian="24pt" style:font-size-complex="24pt"/>
    </style:style>
    <style:style style:name="MT4" style:family="text">
      <style:text-properties fo:font-size="42pt" style:font-size-asian="40pt" style:font-size-complex="40pt"/>
    </style:style>
    <style:style style:name="MT5" style:family="text">
      <style:text-properties fo:color="#5c2983" loext:opacity="100%" style:font-name="Carlito5" fo:font-size="14pt" style:letter-kerning="true" style:font-size-asian="14pt" style:font-size-complex="14pt"/>
    </style:style>
    <style:style style:name="MT6" style:family="text">
      <style:text-properties fo:color="#5c2983" loext:opacity="100%" style:font-name="Carlito5" fo:font-size="14pt" style:font-size-asian="24pt" style:font-size-complex="24pt"/>
    </style:style>
    <style:style style:name="MT7" style:family="text">
      <style:text-properties fo:color="#5c2983" loext:opacity="100%" fo:font-size="40pt" fo:font-weight="bold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○">
        <style:list-level-properties text:space-before="0.305cm" text:min-label-width="0.889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499cm" text:min-label-width="0.88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794cm" text:min-label-width="0.787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4.191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05cm" text:min-label-width="0.61cm"/>
        <style:text-properties fo:font-family="StarSymbol" style:font-charset="x-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100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10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cm" text:min-label-width="0.9cm"/>
        <style:text-properties fo:font-family="OpenSymbol" style:font-charset="x-symbol" fo:color="#5c2983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5c2983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5c2983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5c2983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5c2983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5c2983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5c2983" fo:font-size="10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5c2983" fo:font-size="10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5c2983" fo:font-size="10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5c2983" fo:font-size="100%"/>
      </text:list-level-style-bullet>
    </text:list-style>
    <text:list-style style:name="ML6">
      <text:list-level-style-number text:level="1" style:num-format="">
        <style:list-level-properties/>
        <style:text-properties fo:color="#5c2983" fo:font-size="45%"/>
      </text:list-level-style-number>
      <text:list-level-style-bullet text:level="2" text:bullet-char="●">
        <style:list-level-properties text:space-before="0.305cm" text:min-label-width="0.889cm"/>
        <style:text-properties fo:font-family="StarSymbol" style:font-charset="x-symbol" fo:color="#5c2983" fo:font-size="45%"/>
      </text:list-level-style-bullet>
      <text:list-level-style-bullet text:level="3" text:bullet-char="●">
        <style:list-level-properties text:space-before="1.499cm" text:min-label-width="0.889cm"/>
        <style:text-properties fo:font-family="StarSymbol" style:font-charset="x-symbol" fo:color="#5c2983" fo:font-size="45%"/>
      </text:list-level-style-bullet>
      <text:list-level-style-bullet text:level="4" text:bullet-char="●">
        <style:list-level-properties text:space-before="2.794cm" text:min-label-width="0.787cm"/>
        <style:text-properties fo:font-family="StarSymbol" style:font-charset="x-symbol" fo:color="#5c2983" fo:font-size="45%"/>
      </text:list-level-style-bullet>
      <text:list-level-style-bullet text:level="5" text:bullet-char="●">
        <style:list-level-properties text:space-before="4.191cm" text:min-label-width="0.61cm"/>
        <style:text-properties fo:font-family="StarSymbol" style:font-charset="x-symbol" fo:color="#5c2983" fo:font-size="45%"/>
      </text:list-level-style-bullet>
      <text:list-level-style-bullet text:level="6" text:bullet-char="●">
        <style:list-level-properties text:space-before="6.6cm" text:min-label-width="0.61cm"/>
        <style:text-properties fo:font-family="StarSymbol" style:font-charset="x-symbol" fo:color="#5c2983" fo:font-size="45%"/>
      </text:list-level-style-bullet>
      <text:list-level-style-bullet text:level="7" text:bullet-char="●">
        <style:list-level-properties text:space-before="7.8cm" text:min-label-width="0.61cm"/>
        <style:text-properties fo:font-family="StarSymbol" style:font-charset="x-symbol" fo:color="#5c2983" fo:font-size="45%"/>
      </text:list-level-style-bullet>
      <text:list-level-style-bullet text:level="8" text:bullet-char="●">
        <style:list-level-properties text:space-before="9cm" text:min-label-width="0.61cm"/>
        <style:text-properties fo:font-family="StarSymbol" style:font-charset="x-symbol" fo:color="#5c2983" fo:font-size="45%"/>
      </text:list-level-style-bullet>
      <text:list-level-style-bullet text:level="9" text:bullet-char="●">
        <style:list-level-properties text:space-before="10.2cm" text:min-label-width="0.61cm"/>
        <style:text-properties fo:font-family="StarSymbol" style:font-charset="x-symbol" fo:color="#5c2983" fo:font-size="45%"/>
      </text:list-level-style-bullet>
      <text:list-level-style-bullet text:level="10" text:bullet-char="●">
        <style:list-level-properties text:space-before="11.405cm" text:min-label-width="0.61cm"/>
        <style:text-properties fo:font-family="StarSymbol" style:font-charset="x-symbol" fo:color="#5c2983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▸">
        <style:list-level-properties text:space-before="0.26cm" text:min-label-width="0.889cm"/>
        <style:text-properties fo:font-family="OpenSymbol" style:font-style-name="Regular" style:font-charset="x-symbol" fo:color="#504999" fo:font-size="45%"/>
      </text:list-level-style-bullet>
      <text:list-level-style-bullet text:level="3" text:bullet-char="●">
        <style:list-level-properties text:space-before="1.499cm" text:min-label-width="0.88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794cm" text:min-label-width="0.787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4.191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05cm" text:min-label-width="0.61cm"/>
        <style:text-properties fo:font-family="StarSymbol" style:font-charset="x-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fo:color="#5c2983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5c298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5c2983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5c2983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5c298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5c298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5c298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5c298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5c298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5c2983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10">
      <text:list-level-style-bullet text:level="1" text:bullet-char="●">
        <style:list-level-properties text:space-before="0.3cm" text:min-label-width="0.9cm"/>
        <style:text-properties fo:font-family="StarSymbol" fo:color="#5c298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5c298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5c298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5c298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5c298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5c298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5c298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5c298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5c298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5c2983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irst_5f_Purple" style:display-name="First_Purple" style:page-layout-name="PM1" draw:style-name="Mdp1">
      <draw:frame presentation:style-name="Mpr1" draw:text-style-name="MP5" draw:layer="backgroundobjects" svg:width="19.419cm" svg:height="2.63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18.702cm" svg:height="5.22cm" svg:x="0.465cm" svg:y="6.06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layer="backgroundobjects" svg:width="9.81cm" svg:height="15.749cm" svg:x="19.419cm" svg:y="0.642cm">
        <draw:image xlink:href="Pictures/10000001000005F0000009880D3AF93A9939B1D7.png" xlink:type="simple" xlink:show="embed" xlink:actuate="onLoad" draw:mime-type="image/png">
          <text:p/>
        </draw:image>
      </draw:frame>
      <draw:frame draw:style-name="Mgr4" draw:text-style-name="MP6" draw:layer="backgroundobjects" svg:width="6.46cm" svg:height="2.992cm" svg:x="1cm" svg:y="11.758cm">
        <draw:image xlink:href="Pictures/10003B7200000F380000070D1CCF372F418C21B1.svg" xlink:type="simple" xlink:show="embed" xlink:actuate="onLoad" draw:mime-type="image/svg+xml">
          <text:p/>
        </draw:image>
        <draw:image xlink:href="Pictures/1000000100000093000000449CA4C77A0DF9CAD5.png" xlink:type="simple" xlink:show="embed" xlink:actuate="onLoad" draw:mime-type="image/png"/>
      </draw:frame>
      <draw:frame draw:style-name="Mgr4" draw:text-style-name="MP6" draw:layer="backgroundobjects" svg:width="3.685cm" svg:height="2.495cm" svg:x="8.16cm" svg:y="12.255cm">
        <draw:image xlink:href="Pictures/1000D169000032A20000224601016A48F458D922.svg" xlink:type="simple" xlink:show="embed" xlink:actuate="onLoad" draw:mime-type="image/svg+xml">
          <text:p/>
        </draw:image>
        <draw:image xlink:href="Pictures/10000001000001EA0000014CE7BEA72D8925B728.png" xlink:type="simple" xlink:show="embed" xlink:actuate="onLoad" draw:mime-type="image/png"/>
      </draw:frame>
      <draw:frame draw:style-name="Mgr4" draw:text-style-name="MP6" draw:layer="backgroundobjects" svg:width="2.059cm" svg:height="2.42cm" svg:x="13.761cm" svg:y="12.185cm">
        <draw:image xlink:href="Pictures/100056210000230D0000292AFC8358230BF0D625.svg" xlink:type="simple" xlink:show="embed" xlink:actuate="onLoad" draw:mime-type="image/svg+xml">
          <text:p/>
        </draw:image>
        <draw:image xlink:href="Pictures/10000001000001530000018EDE4E342DBBB7C551.png" xlink:type="simple" xlink:show="embed" xlink:actuate="onLoad" draw:mime-type="image/png"/>
      </draw:frame>
      <presentation:notes style:page-layout-name="PM0">
        <draw:page-thumbnail presentation:style-name="First_5f_Purple-title" draw:layer="backgroundobjects" svg:width="14.848cm" svg:height="11.136cm" svg:x="3.075cm" svg:y="2.257cm" presentation:class="page"/>
        <draw:frame presentation:style-name="First_5f_Purp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rst_5f_White" style:display-name="First_White" style:page-layout-name="PM1" draw:style-name="Mdp2">
      <draw:frame presentation:style-name="Mpr5" draw:text-style-name="MP5" draw:layer="backgroundobjects" svg:width="19.419cm" svg:height="2.629cm" svg:x="0cm" svg:y="0cm" presentation:class="title">
        <draw:text-box>
          <text:p>Click to edit the title text format</text:p>
        </draw:text-box>
      </draw:frame>
      <draw:frame presentation:style-name="Mpr6" draw:text-style-name="MP8" draw:layer="backgroundobjects" svg:width="18.179cm" svg:height="7.692cm" svg:x="0cm" svg:y="4.249cm" presentation:class="outline">
        <draw:text-box>
          <text:list text:style-name="ML5">
            <text:list-item>
              <text:p text:style-name="MP7">Click to edit the outline text format</text:p>
              <text:list>
                <text:list-item>
                  <text:p text:style-name="MP7">Second Outline Level</text:p>
                  <text:list>
                    <text:list-item>
                      <text:p text:style-name="MP7">Third Outline Level</text:p>
                      <text:list>
                        <text:list-item>
                          <text:p text:style-name="MP7">Fourth Outline Level</text:p>
                          <text:list>
                            <text:list-item>
                              <text:p text:style-name="MP7">Fifth Outline Level</text:p>
                              <text:list>
                                <text:list-item>
                                  <text:p text:style-name="MP7">Sixth Outline Level</text:p>
                                  <text:list>
                                    <text:list-item>
                                      <text:p text:style-name="MP7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6" draw:layer="backgroundobjects" svg:width="9.81cm" svg:height="15.749cm" svg:x="19.419cm" svg:y="0.643cm">
        <draw:image xlink:href="Pictures/10000001000005F0000009880D3AF93A9939B1D7.png" xlink:type="simple" xlink:show="embed" xlink:actuate="onLoad" draw:mime-type="image/png">
          <text:p/>
        </draw:image>
      </draw:frame>
      <draw:frame draw:style-name="Mgr4" draw:text-style-name="MP6" draw:layer="backgroundobjects" svg:width="2.068cm" svg:height="2.42cm" svg:x="13.761cm" svg:y="12.185cm">
        <draw:image xlink:href="Pictures/100066E50000234600002946861B67F3F68C3E3D.svg" xlink:type="simple" xlink:show="embed" xlink:actuate="onLoad" draw:mime-type="image/svg+xml">
          <text:p/>
        </draw:image>
        <draw:image xlink:href="Pictures/10000001000001550000018F7534E10D7C1B3E86.png" xlink:type="simple" xlink:show="embed" xlink:actuate="onLoad" draw:mime-type="image/png"/>
      </draw:frame>
      <draw:frame draw:style-name="Mgr4" draw:text-style-name="MP6" draw:layer="backgroundobjects" svg:width="3.637cm" svg:height="2.416cm" svg:x="8.247cm" svg:y="12.334cm">
        <draw:image xlink:href="Pictures/1000812300002411000017F7678BC20AFE72A5E4.svg" xlink:type="simple" xlink:show="embed" xlink:actuate="onLoad" draw:mime-type="image/svg+xml">
          <text:p/>
        </draw:image>
        <draw:image xlink:href="Pictures/100000010000015D000000E82DE505DEABB30B13.png" xlink:type="simple" xlink:show="embed" xlink:actuate="onLoad" draw:mime-type="image/png"/>
      </draw:frame>
      <draw:frame draw:style-name="Mgr4" draw:text-style-name="MP6" draw:layer="backgroundobjects" svg:width="6.46cm" svg:height="2.992cm" svg:x="1cm" svg:y="11.758cm">
        <draw:image xlink:href="Pictures/10003E7800000F380000070D3D2EED5B04EAE40B.svg" xlink:type="simple" xlink:show="embed" xlink:actuate="onLoad" draw:mime-type="image/svg+xml">
          <text:p/>
        </draw:image>
        <draw:image xlink:href="Pictures/100000010000009300000044CEC23F3B41E9E9AE.png" xlink:type="simple" xlink:show="embed" xlink:actuate="onLoad" draw:mime-type="image/png"/>
      </draw:frame>
      <presentation:notes style:page-layout-name="PM0">
        <draw:page-thumbnail presentation:style-name="First_5f_White-title" draw:layer="backgroundobjects" svg:width="19.798cm" svg:height="11.136cm" svg:x="0.6cm" svg:y="2.257cm" presentation:class="page"/>
        <draw:frame presentation:style-name="First_5f_Whit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pic_5f_Separator_5f_Purple" style:display-name="Topic_Separator_Purple" style:page-layout-name="PM1" draw:style-name="Mdp3">
      <draw:frame presentation:style-name="Topic_5f_Separator_5f_Purple-title" draw:layer="backgroundobjects" svg:width="23.2cm" svg:height="4.133cm" svg:x="2.4cm" svg:y="6.148cm" presentation:class="title" presentation:placeholder="true">
        <draw:text-box/>
      </draw:frame>
      <draw:frame presentation:style-name="Topic_5f_Separator_5f_Purple-outline1" draw:layer="backgroundobjects" svg:width="23.672cm" svg:height="12.971cm" svg:x="2.164cm" svg:y="1.39cm" presentation:class="outline" presentation:placeholder="true">
        <draw:text-box draw:corner-radius="1.8cm"/>
      </draw:frame>
      <draw:frame presentation:style-name="Mpr9" draw:text-style-name="MP10" draw:layer="backgroundobjects" svg:width="5.957cm" svg:height="0.609cm" svg:x="22.043cm" svg:y="15.141cm">
        <draw:text-box>
          <text:p text:style-name="MP9"><text:span text:style-name="MT2"><text:page-number>&lt;number&gt;</text:page-number></text:span><text:span text:style-name="MT2">/</text:span><text:span text:style-name="MT3"><text:page-count>6</text:page-count></text:span></text:p>
        </draw:text-box>
      </draw:frame>
      <presentation:notes style:page-layout-name="PM0">
        <draw:page-thumbnail presentation:style-name="Topic_5f_Separator_5f_Purple-title" draw:layer="backgroundobjects" svg:width="13.586cm" svg:height="11.136cm" svg:x="3.705cm" svg:y="2.256cm" presentation:class="page"/>
        <draw:frame presentation:style-name="Topic_5f_Separator_5f_Purple-notes" draw:layer="backgroundobjects" svg:width="16.799cm" svg:height="13.364cm" svg:x="2.1cm" svg:y="14.106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5f_sidebar_5f_purple" style:display-name="Content_sidebar_purple" style:page-layout-name="PM1" draw:style-name="Mdp2">
      <draw:custom-shape draw:style-name="Mgr5" draw:text-style-name="MP11" draw:layer="backgroundobjects" svg:width="3.51cm" svg:height="15.8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2" draw:text-style-name="MP5" draw:layer="backgroundobjects" svg:width="24.49cm" svg:height="2.222cm" svg:x="3.51cm" svg:y="0cm" presentation:class="title">
        <draw:text-box>
          <text:p>Click to <text:span text:style-name="MT4">edit</text:span> the title text format</text:p>
        </draw:text-box>
      </draw:frame>
      <draw:frame presentation:style-name="Mpr13" draw:text-style-name="MP5" draw:layer="backgroundobjects" svg:width="24.49cm" svg:height="11.321cm" svg:x="3.51cm" svg:y="3.025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6" draw:layer="backgroundobjects" svg:width="3.1cm" svg:height="1.26cm" svg:x="0.23cm" svg:y="14.239cm">
        <draw:image xlink:href="Pictures/1000000100000201000000D1732381B8DCA358D2.png" xlink:type="simple" xlink:show="embed" xlink:actuate="onLoad" draw:mime-type="image/png">
          <text:p/>
        </draw:image>
      </draw:frame>
      <draw:frame draw:style-name="Mgr4" draw:text-style-name="MP6" draw:layer="backgroundobjects" svg:width="2.72cm" svg:height="1.842cm" svg:x="0.411cm" svg:y="0.321cm">
        <draw:image xlink:href="Pictures/1000D169000032A20000224601016A48F458D922.svg" xlink:type="simple" xlink:show="embed" xlink:actuate="onLoad" draw:mime-type="image/svg+xml">
          <text:p/>
        </draw:image>
        <draw:image xlink:href="Pictures/10000001000001EA0000014CE7BEA72D8925B728.png" xlink:type="simple" xlink:show="embed" xlink:actuate="onLoad" draw:mime-type="image/png"/>
      </draw:frame>
      <draw:frame draw:style-name="Mgr4" draw:text-style-name="MP6" draw:layer="backgroundobjects" svg:width="2.059cm" svg:height="2.42cm" svg:x="0.664cm" svg:y="2.549cm">
        <draw:image xlink:href="Pictures/100056210000230D0000292AFC8358230BF0D625.svg" xlink:type="simple" xlink:show="embed" xlink:actuate="onLoad" draw:mime-type="image/svg+xml">
          <text:p/>
        </draw:image>
        <draw:image xlink:href="Pictures/10000001000001530000018EDE4E342DBBB7C551.png" xlink:type="simple" xlink:show="embed" xlink:actuate="onLoad" draw:mime-type="image/png"/>
      </draw:frame>
      <draw:frame presentation:style-name="Mpr14" draw:text-style-name="MP10" draw:layer="backgroundobjects" svg:width="5.957cm" svg:height="0.609cm" svg:x="20.852cm" svg:y="14.643cm">
        <draw:text-box>
          <text:p text:style-name="MP9"><text:span text:style-name="MT5"><text:page-number>&lt;number&gt;</text:page-number></text:span><text:span text:style-name="MT5">/</text:span><text:span text:style-name="MT6"><text:page-count>6</text:page-count></text:span></text:p>
        </draw:text-box>
      </draw:frame>
      <presentation:notes style:page-layout-name="PM0">
        <draw:page-thumbnail presentation:style-name="Content_5f_sidebar_5f_purple-title" draw:layer="backgroundobjects" svg:width="14.848cm" svg:height="11.136cm" svg:x="3.075cm" svg:y="2.257cm" presentation:class="page"/>
        <draw:frame presentation:style-name="Content_5f_sidebar_5f_purpl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5f_sidebar_5f_White-no-subline" style:display-name="Content_sidebar_White-no-subline" style:page-layout-name="PM1" draw:style-name="Mdp2">
      <draw:frame presentation:style-name="Mpr17" draw:text-style-name="MP5" draw:layer="backgroundobjects" svg:width="24.49cm" svg:height="2.526cm" svg:x="3.51cm" svg:y="-0.05cm" presentation:class="title">
        <draw:text-box>
          <text:p>Click to edit the title text format</text:p>
        </draw:text-box>
      </draw:frame>
      <draw:frame presentation:style-name="Mpr18" draw:text-style-name="MP8" draw:layer="backgroundobjects" svg:width="24.49cm" svg:height="10.806cm" svg:x="3.51cm" svg:y="3.685cm" presentation:class="outline">
        <draw:text-box>
          <text:list text:style-name="ML8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5" draw:text-style-name="MP11" draw:layer="backgroundobjects" svg:width="3.51cm" svg:height="15.8cm" svg:x="0cm" svg:y="-0.0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6" draw:layer="backgroundobjects" svg:width="3.1cm" svg:height="1.26cm" svg:x="0.23cm" svg:y="14.239cm">
        <draw:image xlink:href="Pictures/1000000100000201000000D1732381B8DCA358D2.png" xlink:type="simple" xlink:show="embed" xlink:actuate="onLoad" draw:mime-type="image/png">
          <text:p/>
        </draw:image>
      </draw:frame>
      <draw:frame draw:style-name="Mgr4" draw:text-style-name="MP6" draw:layer="backgroundobjects" svg:width="2.72cm" svg:height="1.842cm" svg:x="0.411cm" svg:y="0.321cm">
        <draw:image xlink:href="Pictures/1000D169000032A20000224601016A48F458D922.svg" xlink:type="simple" xlink:show="embed" xlink:actuate="onLoad" draw:mime-type="image/svg+xml">
          <text:p/>
        </draw:image>
        <draw:image xlink:href="Pictures/10000001000001EA0000014CE7BEA72D8925B728.png" xlink:type="simple" xlink:show="embed" xlink:actuate="onLoad" draw:mime-type="image/png"/>
      </draw:frame>
      <draw:frame draw:style-name="Mgr4" draw:text-style-name="MP6" draw:layer="backgroundobjects" svg:width="2.059cm" svg:height="2.42cm" svg:x="0.665cm" svg:y="2.549cm">
        <draw:image xlink:href="Pictures/100056210000230D0000292AFC8358230BF0D625.svg" xlink:type="simple" xlink:show="embed" xlink:actuate="onLoad" draw:mime-type="image/svg+xml">
          <text:p/>
        </draw:image>
        <draw:image xlink:href="Pictures/10000001000001530000018EDE4E342DBBB7C551.png" xlink:type="simple" xlink:show="embed" xlink:actuate="onLoad" draw:mime-type="image/png"/>
      </draw:frame>
      <draw:frame presentation:style-name="Mpr19" draw:text-style-name="MP10" draw:layer="backgroundobjects" svg:width="5.957cm" svg:height="0.609cm" svg:x="21.224cm" svg:y="14.697cm">
        <draw:text-box>
          <text:p text:style-name="MP9"><text:span text:style-name="MT5"><text:page-number>&lt;number&gt;</text:page-number></text:span><text:span text:style-name="MT5">/</text:span><text:span text:style-name="MT6"><text:page-count>6</text:page-count></text:span></text:p>
        </draw:text-box>
      </draw:frame>
      <presentation:notes style:page-layout-name="PM0">
        <draw:page-thumbnail presentation:style-name="Content_5f_sidebar_5f_White-no-subline-title" draw:layer="backgroundobjects" svg:width="0.001cm" svg:height="0.001cm" svg:x="0cm" svg:y="2.257cm" presentation:class="page"/>
        <draw:frame presentation:style-name="Content_5f_sidebar_5f_White-no-sublin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ding" style:page-layout-name="PM1" draw:style-name="Mdp2">
      <draw:frame draw:style-name="Mgr6" draw:text-style-name="MP13" draw:layer="backgroundobjects" svg:width="12.25cm" svg:height="1.662cm" svg:x="15.75cm" svg:y="3.495cm">
        <draw:text-box>
          <text:p text:style-name="MP12"><text:span text:style-name="MT7">Thank you!</text:span></text:p>
        </draw:text-box>
      </draw:frame>
      <draw:custom-shape draw:style-name="Mgr7" draw:text-style-name="MP11" draw:layer="backgroundobjects" svg:width="15.75cm" svg:height="15.75cm" svg:x="0cm" svg:y="0cm">
        <text:p/>
        <draw:enhanced-geometry svg:viewBox="0 0 21600 21600" draw:type="rectangle" draw:enhanced-path="M 0 0 L 21600 0 21600 21600 0 21600 0 0 Z N"/>
      </draw:custom-shape>
      <draw:frame draw:style-name="Mgr8" draw:text-style-name="MP14" draw:layer="backgroundobjects" svg:width="6.81cm" svg:height="1.975cm" svg:x="18.492cm" svg:y="12.318cm">
        <draw:image xlink:href="Pictures/10000001000001C700000084F67E582207EFDE81.png" xlink:type="simple" xlink:show="embed" xlink:actuate="onLoad" draw:mime-type="image/png">
          <text:p/>
        </draw:image>
      </draw:frame>
      <draw:frame presentation:style-name="Mpr22" draw:text-style-name="MP5" draw:layer="backgroundobjects" svg:width="13.475cm" svg:height="6.612cm" svg:x="1.4cm" svg:y="3.998cm" presentation:class="outline">
        <draw:text-box>
          <text:list text:style-name="ML9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Ending-title" draw:layer="backgroundobjects" svg:width="13.534cm" svg:height="2.629cm" svg:x="1.4cm" svg:y="0.628cm" presentation:class="title" presentation:placeholder="true">
        <draw:text-box/>
      </draw:frame>
      <draw:frame draw:style-name="Mgr4" draw:text-style-name="MP6" draw:layer="backgroundobjects" svg:width="6.46cm" svg:height="2.992cm" svg:x="0.1cm" svg:y="11.758cm">
        <draw:image xlink:href="Pictures/10003B7200000F380000070D1CCF372F418C21B1.svg" xlink:type="simple" xlink:show="embed" xlink:actuate="onLoad" draw:mime-type="image/svg+xml">
          <text:p/>
        </draw:image>
        <draw:image xlink:href="Pictures/1000000100000093000000449CA4C77A0DF9CAD5.png" xlink:type="simple" xlink:show="embed" xlink:actuate="onLoad" draw:mime-type="image/png"/>
      </draw:frame>
      <draw:frame draw:style-name="Mgr4" draw:text-style-name="MP6" draw:layer="backgroundobjects" svg:width="3.685cm" svg:height="2.495cm" svg:x="7.26cm" svg:y="12.255cm">
        <draw:image xlink:href="Pictures/1000D169000032A20000224601016A48F458D922.svg" xlink:type="simple" xlink:show="embed" xlink:actuate="onLoad" draw:mime-type="image/svg+xml">
          <text:p/>
        </draw:image>
        <draw:image xlink:href="Pictures/10000001000001EA0000014CE7BEA72D8925B728.png" xlink:type="simple" xlink:show="embed" xlink:actuate="onLoad" draw:mime-type="image/png"/>
      </draw:frame>
      <draw:frame draw:style-name="Mgr4" draw:text-style-name="MP6" draw:layer="backgroundobjects" svg:width="2.059cm" svg:height="2.42cm" svg:x="12.861cm" svg:y="12.185cm">
        <draw:image xlink:href="Pictures/100056210000230D0000292AFC8358230BF0D625.svg" xlink:type="simple" xlink:show="embed" xlink:actuate="onLoad" draw:mime-type="image/svg+xml">
          <text:p/>
        </draw:image>
        <draw:image xlink:href="Pictures/10000001000001530000018EDE4E342DBBB7C551.png" xlink:type="simple" xlink:show="embed" xlink:actuate="onLoad" draw:mime-type="image/png"/>
      </draw:frame>
      <presentation:notes style:page-layout-name="PM0">
        <draw:page-thumbnail presentation:style-name="Ending-title" draw:layer="backgroundobjects" svg:width="0.001cm" svg:height="0.001cm" svg:x="0cm" svg:y="2.257cm" presentation:class="page"/>
        <draw:frame presentation:style-name="Ending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2-01-31T16:25:27.918218581</meta:creation-date>
    <meta:editing-duration>PT10H3M40S</meta:editing-duration>
    <meta:editing-cycles>133</meta:editing-cycles>
    <meta:generator>Collabora_Office/22.05.11.1$Linux_X86_64 LibreOffice_project/20d7735c21eeee208536f98c641ca6ba8da95606</meta:generator>
    <dc:title>collabora-productivity-template</dc:title>
    <dc:date>2023-03-08T14:44:10.891631972</dc:date>
    <meta:document-statistic meta:object-count="112"/>
  </office:meta>
</office:document-meta>
</file>